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71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17.37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13.16mm" fo:break-before="auto" style:use-optimal-row-height="true"/>
    </style:style>
    <style:style style:name="ro6" style:family="table-row">
      <style:table-row-properties style:row-height="13.21mm" fo:break-before="auto" style:use-optimal-row-height="true"/>
    </style:style>
    <style:style style:name="ro7" style:family="table-row">
      <style:table-row-properties style:row-height="17.44mm" fo:break-before="auto" style:use-optimal-row-height="true"/>
    </style:style>
    <style:style style:name="ta1" style:family="table" style:master-page-name="PageStyle_5f_ZOOM.Corpus.Lis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a9d18e" style:rotation-align="none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9dc3e6" style:rotation-align="none"/>
    </style:style>
    <style:style style:name="ce5" style:family="table-cell" style:parent-style-name="Default">
      <style:text-properties style:font-name="Arial" style:font-name-asian="Microsoft YaHei" style:font-name-complex="Ari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fo:background-color="#ffff00" style:rotation-align="none"/>
    </style:style>
    <style:style style:name="ce8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ZOOM.Corpus.Liste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3" table:default-cell-style-name="Default"/>
        <table:table-column table:style-name="co1" table:number-columns-repeated="1000" table:default-cell-style-name="Default"/>
        <table:table-row table:style-name="ro1">
          <table:table-cell table:style-name="ce1" office:value-type="string" calcext:value-type="string">
            <text:p>A Canonical Name</text:p>
          </table:table-cell>
          <table:table-cell table:style-name="ce1" office:value-type="string" calcext:value-type="string">
            <text:p>A URI Perseus Catalog</text:p>
          </table:table-cell>
          <table:table-cell table:style-name="ce1" office:value-type="string" calcext:value-type="string">
            <text:p>A URN Perseus Catalog</text:p>
          </table:table-cell>
          <table:table-cell table:style-name="ce1" office:value-type="string" calcext:value-type="string">
            <text:p>A CTS code</text:p>
          </table:table-cell>
          <table:table-cell table:style-name="ce1" office:value-type="string" calcext:value-type="string">
            <text:p>A French Name</text:p>
          </table:table-cell>
          <table:table-cell table:style-name="ce1" office:value-type="string" calcext:value-type="string">
            <text:p>A English Name</text:p>
          </table:table-cell>
          <table:table-cell table:style-name="ce1" office:value-type="string" calcext:value-type="string">
            <text:p>Date A</text:p>
          </table:table-cell>
          <table:table-cell table:style-name="ce4" office:value-type="string" calcext:value-type="string">
            <text:p>Date O</text:p>
          </table:table-cell>
          <table:table-cell table:style-name="ce4" office:value-type="string" calcext:value-type="string">
            <text:p>W Language</text:p>
          </table:table-cell>
          <table:table-cell table:style-name="ce4" office:value-type="string" calcext:value-type="string">
            <text:p>W Original title</text:p>
          </table:table-cell>
          <table:table-cell table:style-name="ce4" office:value-type="string" calcext:value-type="string">
            <text:p>W Conventional Latin title</text:p>
          </table:table-cell>
          <table:table-cell table:style-name="ce4" office:value-type="string" calcext:value-type="string">
            <text:p>W English title</text:p>
          </table:table-cell>
          <table:table-cell table:style-name="ce4" office:value-type="string" calcext:value-type="string">
            <text:p>W URN Perseus Catalog</text:p>
          </table:table-cell>
          <table:table-cell table:style-name="ce4" office:value-type="string" calcext:value-type="string">
            <text:p>W URI Perseus Catalog</text:p>
          </table:table-cell>
          <table:table-cell table:style-name="ce4" office:value-type="string" calcext:value-type="string">
            <text:p>W Text on Perseus Library</text:p>
          </table:table-cell>
          <table:table-cell table:style-name="ce4" office:value-type="string" calcext:value-type="string">
            <text:p>lien texte sur Perseus DL</text:p>
          </table:table-cell>
          <table:table-cell table:style-name="ce4" office:value-type="string" calcext:value-type="string">
            <text:p>W Perseus main structure</text:p>
          </table:table-cell>
          <table:table-cell table:style-name="ce4" office:value-type="string" calcext:value-type="string">
            <text:p>W Perseus secondary structure</text:p>
          </table:table-cell>
          <table:table-cell table:style-name="ce4" office:value-type="string" calcext:value-type="string">
            <text:p>W Perseus_milestone</text:p>
          </table:table-cell>
          <table:table-cell table:style-name="ce4" office:value-type="string" calcext:value-type="string">
            <text:p>W Perseus CTS refdecl</text:p>
          </table:table-cell>
          <table:table-cell table:style-name="ce4" office:value-type="string" calcext:value-type="string">
            <text:p>W texte sur Perseus github</text:p>
          </table:table-cell>
          <table:table-cell table:style-name="ce4" office:value-type="string" calcext:value-type="string">
            <text:p>W Perseus enrichissement</text:p>
          </table:table-cell>
          <table:table-cell table:style-name="ce4" office:value-type="string" calcext:value-type="string">
            <text:p>W Perseus text version</text:p>
          </table:table-cell>
          <table:table-cell table:style-name="ce4" office:value-type="string" calcext:value-type="string">
            <text:p>W Perseus remarques</text:p>
          </table:table-cell>
          <table:table-cell table:style-name="ce7" office:value-type="string" calcext:value-type="string">
            <text:p>Section</text:p>
          </table:table-cell>
          <table:table-cell table:style-name="ce7" office:value-type="string" calcext:value-type="string">
            <text:p>Sub-title</text:p>
          </table:table-cell>
          <table:table-cell table:style-name="ce7" office:value-type="string" calcext:value-type="string">
            <text:p>Length</text:p>
          </table:table-cell>
          <table:table-cell table:style-name="ce7" office:value-type="string" calcext:value-type="string">
            <text:p>Available edition</text:p>
          </table:table-cell>
          <table:table-cell table:style-name="ce7" office:value-type="string" calcext:value-type="string">
            <text:p>Reference edition</text:p>
          </table:table-cell>
          <table:table-cell table:style-name="ce7" office:value-type="string" calcext:value-type="string">
            <text:p>Link for the source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Remarques</text:p>
          </table:table-cell>
          <table:table-cell table:style-name="ce7" office:value-type="string" calcext:value-type="string">
            <text:p>Abréviation d'auteur</text:p>
          </table:table-cell>
          <table:table-cell table:style-name="ce7" office:value-type="string" calcext:value-type="string">
            <text:p>confirmation</text:p>
          </table:table-cell>
          <table:table-cell table:style-name="ce7" office:value-type="string" calcext:value-type="string">
            <text:p>Date d'ajout de réf.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Auteur</text:p>
          </table:table-cell>
          <table:table-cell table:style-name="ce1" table:number-columns-repeated="5"/>
          <table:table-cell table:style-name="ce1" office:value-type="string" calcext:value-type="string">
            <text:p>dates auteur</text:p>
          </table:table-cell>
          <table:table-cell table:style-name="ce4" office:value-type="string" calcext:value-type="string">
            <text:p>Date œuvre</text:p>
          </table:table-cell>
          <table:table-cell table:style-name="ce4" table:number-columns-repeated="2"/>
          <table:table-cell table:style-name="ce4" office:value-type="string" calcext:value-type="string">
            <text:p>Titre de l'œuvre</text:p>
          </table:table-cell>
          <table:table-cell table:style-name="ce4" table:number-columns-repeated="13"/>
          <table:table-cell table:style-name="ce7"/>
          <table:table-cell table:style-name="ce7" office:value-type="string" calcext:value-type="string">
            <text:p>s'il y a </text:p>
          </table:table-cell>
          <table:table-cell table:style-name="ce7" office:value-type="string" calcext:value-type="string">
            <text:p>nombre mots</text:p>
          </table:table-cell>
          <table:table-cell table:style-name="ce7" table:number-columns-repeated="2"/>
          <table:table-cell table:style-name="ce7" office:value-type="string" calcext:value-type="string">
            <text:p>lien externe ou fichier site Zoom</text:p>
          </table:table-cell>
          <table:table-cell table:style-name="ce7" office:value-type="string" calcext:value-type="string">
            <text:p>préciser</text:p>
          </table:table-cell>
          <table:table-cell table:style-name="ce7"/>
          <table:table-cell table:style-name="ce7" office:value-type="string" calcext:value-type="string">
            <text:p>Initiale de l'auteur ajoutant la réf.</text:p>
          </table:table-cell>
          <table:table-cell table:style-name="ce7" office:value-type="string" calcext:value-type="string">
            <text:p>Initiale de l'auteur validant la réf.</text:p>
          </table:table-cell>
          <table:table-cell table:style-name="ce7"/>
          <table:table-cell table:number-columns-repeated="989"/>
        </table:table-row>
        <table:table-row table:style-name="ro2">
          <table:table-cell office:value-type="string" calcext:value-type="string">
            <text:p>AELIANUS</text:p>
          </table:table-cell>
          <table:table-cell office:value-type="string" calcext:value-type="string">
            <text:p>http://catalog.perseus.org/catalog/urn:cite:perseus:author.19</text:p>
          </table:table-cell>
          <table:table-cell office:value-type="string" calcext:value-type="string">
            <text:p>urn:cite:perseus:author.19</text:p>
          </table:table-cell>
          <table:table-cell office:value-type="string" calcext:value-type="string">
            <text:p>tlg0545</text:p>
          </table:table-cell>
          <table:table-cell office:value-type="string" calcext:value-type="string">
            <text:p>Elien</text:p>
          </table:table-cell>
          <table:table-cell office:value-type="string" calcext:value-type="string">
            <text:p>Aelian</text:p>
          </table:table-cell>
          <table:table-cell office:value-type="string" calcext:value-type="string">
            <text:p>175 AD - 235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Natura animalium</text:p>
          </table:table-cell>
          <table:table-cell office:value-type="string" calcext:value-type="string">
            <text:p>On the characteristics of Animals</text:p>
          </table:table-cell>
          <table:table-cell office:value-type="string" calcext:value-type="string">
            <text:p>urn:cts:greekLit:tlg0545.tlg001</text:p>
          </table:table-cell>
          <table:table-cell office:value-type="string" calcext:value-type="string">
            <text:p>http://data.perseus.org/catalog/urn:cts:greekLit:tlg0545.tlg00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545.tlg001.perseus-grc1" xlink:type="simple">http://data.perseus.org/texts/urn:cts:greekLit:tlg0545.tlg001.perseus-grc1</text:a></text:p>
          </table:table-cell>
          <table:table-cell office:value-type="string" calcext:value-type="string">
            <text:p>livre/ch</text:p>
          </table:table-cell>
          <table:table-cell/>
          <table:table-cell office:value-type="string" calcext:value-type="string">
            <text:p>pb (pagination moderne)</text:p>
          </table:table-cell>
          <table:table-cell office:value-type="string" calcext:value-type="string">
            <text:p>non</text:p>
          </table:table-cell>
          <table:table-cell table:style-name="ce2" office:value-type="string" calcext:value-type="string">
            <text:p><text:a xlink:href="https://github.com/PerseusDL/canonical-greekLit/tree/master/data/tlg0545/tlg001" xlink:type="simple">https://github.com/PerseusDL/canonical-greekLit/tree/master/data/tlg0545/tlg001</text:a></text:p>
          </table:table-cell>
          <table:table-cell table:style-name="ce2"/>
          <table:table-cell office:value-type="string" calcext:value-type="string">
            <text:p>Claudii Aeliani de natura animalium libri xvii, varia historia, epistolae, fragmenta, Vol 1. Aelian. Rudolf Hercher. In Aedibus B.G. Teubneri. Lipsiae. 1864</text:p>
          </table:table-cell>
          <table:table-cell/>
          <table:table-cell office:value-type="string" calcext:value-type="string">
            <text:p>complet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LBERTUS MAGNUS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lbert le grand</text:p>
          </table:table-cell>
          <table:table-cell office:value-type="string" calcext:value-type="string">
            <text:p>Albertus Magnus</text:p>
          </table:table-cell>
          <table:table-cell office:value-type="string" calcext:value-type="string">
            <text:p>1200 - 1280</text:p>
          </table:table-cell>
          <table:table-cell/>
          <table:table-cell office:value-type="string" calcext:value-type="string">
            <text:p>LA</text:p>
          </table:table-cell>
          <table:table-cell table:number-columns-repeated="5"/>
          <table:table-cell office:value-type="string" calcext:value-type="string">
            <text:p>œuvre a precis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MBROSIUS</text:p>
          </table:table-cell>
          <table:table-cell office:value-type="string" calcext:value-type="string">
            <text:p>http://catalog.perseus.org/catalog/urn:cite:perseus:author.1535</text:p>
          </table:table-cell>
          <table:table-cell office:value-type="string" calcext:value-type="string">
            <text:p>urn:cite:perseus:author.1535</text:p>
          </table:table-cell>
          <table:table-cell office:value-type="string" calcext:value-type="string">
            <text:p>stoa0022</text:p>
          </table:table-cell>
          <table:table-cell office:value-type="string" calcext:value-type="string">
            <text:p>Ambroise</text:p>
          </table:table-cell>
          <table:table-cell office:value-type="string" calcext:value-type="string">
            <text:p>Ambrose</text:p>
          </table:table-cell>
          <table:table-cell office:value-type="string" calcext:value-type="string">
            <text:p>c. 340 - 397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exaemeron</text:p>
          </table:table-cell>
          <table:table-cell/>
          <table:table-cell office:value-type="string" calcext:value-type="string">
            <text:p>urn:cts:latinLit:stoa0022.stoa054</text:p>
          </table:table-cell>
          <table:table-cell office:value-type="string" calcext:value-type="string">
            <text:p>http://data.perseus.org/catalog/urn:cts:latinLit:stoa0022.stoa054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NTIGONUS</text:p>
          </table:table-cell>
          <table:table-cell office:value-type="string" calcext:value-type="string">
            <text:p>http://catalog.perseus.org/catalog/urn:cite:perseus:author.109</text:p>
          </table:table-cell>
          <table:table-cell office:value-type="string" calcext:value-type="string">
            <text:p>urn:cite:perseus:author.109</text:p>
          </table:table-cell>
          <table:table-cell office:value-type="string" calcext:value-type="string">
            <text:p>tlg0568</text:p>
          </table:table-cell>
          <table:table-cell office:value-type="string" calcext:value-type="string">
            <text:p>Antigone de Caryste</text:p>
          </table:table-cell>
          <table:table-cell office:value-type="string" calcext:value-type="string">
            <text:p>Antigonus</text:p>
          </table:table-cell>
          <table:table-cell office:value-type="string" calcext:value-type="string">
            <text:p>fl. 240 BC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Περὶ θαυμασίων ἀκουσμάτων </text:p>
          </table:table-cell>
          <table:table-cell office:value-type="string" calcext:value-type="string">
            <text:p>Mirabilia</text:p>
          </table:table-cell>
          <table:table-cell office:value-type="string" calcext:value-type="string">
            <text:p>On marvelous things heard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9"/>
          <table:table-cell office:value-type="string" calcext:value-type="string">
            <text:p>—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OLLONIUS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pollonios de Tralles</text:p>
          </table:table-cell>
          <table:table-cell table:number-columns-repeated="3"/>
          <table:table-cell office:value-type="string" calcext:value-type="string">
            <text:p>GR</text:p>
          </table:table-cell>
          <table:table-cell table:number-columns-repeated="5"/>
          <table:table-cell office:value-type="string" calcext:value-type="string">
            <text:p>œuvre a preciser</text:p>
          </table:table-cell>
          <table:table-cell table:number-columns-repeated="5"/>
          <table:table-cell table:formula="of:=IF([.O7]=&quot;oui&quot;;CONCATENATE(&quot;https://github.com/PerseusDL/canonical-&quot;;IF([.I7]=&quot;GR&quot;;&quot;greekLit&quot;;&quot;latinLit&quot;);&quot;/tree/master/data/&quot;;MID(SUBSTITUTE([.N7];&quot;.&quot;;&quot;/&quot;);50;100));&quot;&quot;)">
            <text:p/>
          </table:table-cell>
          <table:table-cell table:number-columns-repeated="14"/>
          <table:table-cell office:value-type="string" calcext:value-type="string">
            <text:p>Phlégon de Tralles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PSYRTOS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3"/>
          <table:table-cell office:value-type="string" calcext:value-type="string">
            <text:p>IV AD</text:p>
          </table:table-cell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Hippiatrica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5"/>
          <table:table-cell table:formula="of:=IF([.O8]=&quot;oui&quot;;CONCATENATE(&quot;https://github.com/PerseusDL/canonical-&quot;;IF([.I8]=&quot;GR&quot;;&quot;greekLit&quot;;&quot;latinLit&quot;);&quot;/tree/master/data/&quot;;MID(SUBSTITUTE([.N8];&quot;.&quot;;&quot;/&quot;);50;100));&quot;&quot;)">
            <text:p/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 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ζῴων ἱστορίας</text:p>
          </table:table-cell>
          <table:table-cell office:value-type="string" calcext:value-type="string">
            <text:p>Historia Animalium</text:p>
          </table:table-cell>
          <table:table-cell/>
          <table:table-cell office:value-type="string" calcext:value-type="string">
            <text:p>urn:cts:greekLit:tlg0086.tlg014</text:p>
          </table:table-cell>
          <table:table-cell table:style-name="ce2" office:value-type="string" calcext:value-type="string">
            <text:p><text:a xlink:href="http://data.perseus.org/catalog/urn:cts:greekLit:tlg0086.tlg014" xlink:type="simple">http://data.perseus.org/catalog/urn:cts:greekLit:tlg0086.tlg014</text:a>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9]=&quot;oui&quot;;CONCATENATE(&quot;https://github.com/PerseusDL/canonical-&quot;;IF([.I9]=&quot;GR&quot;;&quot;greekLit&quot;;&quot;latinLit&quot;);&quot;/tree/master/data/&quot;;MID(SUBSTITUTE([.N9];&quot;.&quot;;&quot;/&quot;);50;100));&quot;&quot;)">
            <text:p/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D.M. Balme. Oxford. 201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ζῴων γενέσεως</text:p>
          </table:table-cell>
          <table:table-cell office:value-type="string" calcext:value-type="string">
            <text:p>De Generatione Animalium</text:p>
          </table:table-cell>
          <table:table-cell/>
          <table:table-cell office:value-type="string" calcext:value-type="string">
            <text:p>urn:cts:greekLit:tlg0086.tlg012</text:p>
          </table:table-cell>
          <table:table-cell table:style-name="ce2" office:value-type="string" calcext:value-type="string">
            <text:p><text:a xlink:href="http://data.perseus.org/catalog/urn:cts:greekLit:tlg0086.tlg012" xlink:type="simple">http://data.perseus.org/catalog/urn:cts:greekLit:tlg0086.tlg012</text:a>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10]=&quot;oui&quot;;CONCATENATE(&quot;https://github.com/PerseusDL/canonical-&quot;;IF([.I10]=&quot;GR&quot;;&quot;greekLit&quot;;&quot;latinLit&quot;);&quot;/tree/master/data/&quot;;MID(SUBSTITUTE([.N10];&quot;.&quot;;&quot;/&quot;);50;100));&quot;&quot;)">
            <text:p/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2"/>
          <table:table-cell office:value-type="string" calcext:value-type="string">
            <text:p>A.L. Peck. Harvard. 194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ζῴων μορἰων</text:p>
          </table:table-cell>
          <table:table-cell office:value-type="string" calcext:value-type="string">
            <text:p>De Partibus Animalium</text:p>
          </table:table-cell>
          <table:table-cell/>
          <table:table-cell office:value-type="string" calcext:value-type="string">
            <text:p>urn:cts:greekLit:tlg0086.tlg030</text:p>
          </table:table-cell>
          <table:table-cell table:style-name="ce2" office:value-type="string" calcext:value-type="string">
            <text:p><text:a xlink:href="http://data.perseus.org/catalog/urn:cts:greekLit:tlg0086.tlg030" xlink:type="simple">http://data.perseus.org/catalog/urn:cts:greekLit:tlg0086.tlg030</text:a>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11]=&quot;oui&quot;;CONCATENATE(&quot;https://github.com/PerseusDL/canonical-&quot;;IF([.I11]=&quot;GR&quot;;&quot;greekLit&quot;;&quot;latinLit&quot;);&quot;/tree/master/data/&quot;;MID(SUBSTITUTE([.N11];&quot;.&quot;;&quot;/&quot;);50;100));&quot;&quot;)">
            <text:p/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2"/>
          <table:table-cell office:value-type="string" calcext:value-type="string">
            <text:p>P. Louis. Belles Lettres. 19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πορείας ζῴων</text:p>
          </table:table-cell>
          <table:table-cell office:value-type="string" calcext:value-type="string">
            <text:p>De Incessu Animalium</text:p>
          </table:table-cell>
          <table:table-cell table:number-columns-repeated="2"/>
          <table:table-cell table:style-name="ce2"/>
          <table:table-cell office:value-type="string" calcext:value-type="string">
            <text:p>non</text:p>
          </table:table-cell>
          <table:table-cell table:number-columns-repeated="5"/>
          <table:table-cell table:formula="of:=IF([.O12]=&quot;oui&quot;;CONCATENATE(&quot;https://github.com/PerseusDL/canonical-&quot;;IF([.I12]=&quot;GR&quot;;&quot;greekLit&quot;;&quot;latinLit&quot;);&quot;/tree/master/data/&quot;;MID(SUBSTITUTE([.N12];&quot;.&quot;;&quot;/&quot;);50;100));&quot;&quot;)">
            <text:p/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ζῴων κινήσεως</text:p>
          </table:table-cell>
          <table:table-cell office:value-type="string" calcext:value-type="string">
            <text:p>De Motu Animalium</text:p>
          </table:table-cell>
          <table:table-cell/>
          <table:table-cell office:value-type="string" calcext:value-type="string">
            <text:p>urn:cts:greekLit:tlg0086.tlg021</text:p>
          </table:table-cell>
          <table:table-cell table:style-name="ce2" office:value-type="string" calcext:value-type="string">
            <text:p><text:a xlink:href="http://data.perseus.org/catalog/urn:cts:greekLit:tlg0086.tlg021" xlink:type="simple">http://data.perseus.org/catalog/urn:cts:greekLit:tlg0086.tlg021</text:a>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13]=&quot;oui&quot;;CONCATENATE(&quot;https://github.com/PerseusDL/canonical-&quot;;IF([.I13]=&quot;GR&quot;;&quot;greekLit&quot;;&quot;latinLit&quot;);&quot;/tree/master/data/&quot;;MID(SUBSTITUTE([.N13];&quot;.&quot;;&quot;/&quot;);50;100));&quot;&quot;)">
            <text:p/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ἀναπνοῆς</text:p>
          </table:table-cell>
          <table:table-cell office:value-type="string" calcext:value-type="string">
            <text:p>De respiratione </text:p>
          </table:table-cell>
          <table:table-cell/>
          <table:table-cell office:value-type="string" calcext:value-type="string">
            <text:p>urn:cts:greekLit:tlg0086.tlg037</text:p>
          </table:table-cell>
          <table:table-cell table:style-name="ce2" office:value-type="string" calcext:value-type="string">
            <text:p><text:a xlink:href="http://data.perseus.org/catalog/urn:cts:greekLit:tlg0086.tlg037" xlink:type="simple">http://data.perseus.org/catalog/urn:cts:greekLit:tlg0086.tlg037</text:a>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14]=&quot;oui&quot;;CONCATENATE(&quot;https://github.com/PerseusDL/canonical-&quot;;IF([.I14]=&quot;GR&quot;;&quot;greekLit&quot;;&quot;latinLit&quot;);&quot;/tree/master/data/&quot;;MID(SUBSTITUTE([.N14];&quot;.&quot;;&quot;/&quot;);50;100));&quot;&quot;)">
            <text:p/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Μακροβιότητος καὶ Βραχυβιότητος </text:p>
          </table:table-cell>
          <table:table-cell office:value-type="string" calcext:value-type="string">
            <text:p>De longuitudine et brevitate vitae</text:p>
          </table:table-cell>
          <table:table-cell table:number-columns-repeated="2"/>
          <table:table-cell table:style-name="ce2"/>
          <table:table-cell office:value-type="string" calcext:value-type="string">
            <text:p>non</text:p>
          </table:table-cell>
          <table:table-cell table:number-columns-repeated="5"/>
          <table:table-cell table:formula="of:=IF([.O15]=&quot;oui&quot;;CONCATENATE(&quot;https://github.com/PerseusDL/canonical-&quot;;IF([.I15]=&quot;GR&quot;;&quot;greekLit&quot;;&quot;latinLit&quot;);&quot;/tree/master/data/&quot;;MID(SUBSTITUTE([.N15];&quot;.&quot;;&quot;/&quot;);50;100));&quot;&quot;)">
            <text:p/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Νεότητος καὶ Γήρως</text:p>
          </table:table-cell>
          <table:table-cell office:value-type="string" calcext:value-type="string">
            <text:p>De juventute et senectute </text:p>
          </table:table-cell>
          <table:table-cell/>
          <table:table-cell office:value-type="string" calcext:value-type="string">
            <text:p>urn:cts:greekLit:tlg0086.tlg018</text:p>
          </table:table-cell>
          <table:table-cell table:style-name="ce2" office:value-type="string" calcext:value-type="string">
            <text:p><text:a xlink:href="http://data.perseus.org/catalog/urn:cts:greekLit:tlg0086.tlg018" xlink:type="simple">http://data.perseus.org/catalog/urn:cts:greekLit:tlg0086.tlg018</text:a>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16]=&quot;oui&quot;;CONCATENATE(&quot;https://github.com/PerseusDL/canonical-&quot;;IF([.I16]=&quot;GR&quot;;&quot;greekLit&quot;;&quot;latinLit&quot;);&quot;/tree/master/data/&quot;;MID(SUBSTITUTE([.N16];&quot;.&quot;;&quot;/&quot;);50;100));&quot;&quot;)">
            <text:p/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sensu et sensibilibus</text:p>
          </table:table-cell>
          <table:table-cell/>
          <table:table-cell office:value-type="string" calcext:value-type="string">
            <text:p>urn:cts:greekLit:tlg0086.tlg041</text:p>
          </table:table-cell>
          <table:table-cell table:style-name="ce2" office:value-type="string" calcext:value-type="string">
            <text:p><text:a xlink:href="http://data.perseus.org/catalog/urn:cts:greekLit:tlg0086.tlg041" xlink:type="simple">http://data.perseus.org/catalog/urn:cts:greekLit:tlg0086.tlg041</text:a>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17]=&quot;oui&quot;;CONCATENATE(&quot;https://github.com/PerseusDL/canonical-&quot;;IF([.I17]=&quot;GR&quot;;&quot;greekLit&quot;;&quot;latinLit&quot;);&quot;/tree/master/data/&quot;;MID(SUBSTITUTE([.N17];&quot;.&quot;;&quot;/&quot;);50;100));&quot;&quot;)">
            <text:p/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Ζωῆς καὶ Θανάτου</text:p>
          </table:table-cell>
          <table:table-cell office:value-type="string" calcext:value-type="string">
            <text:p>De vita et morte</text:p>
          </table:table-cell>
          <table:table-cell/>
          <table:table-cell office:value-type="string" calcext:value-type="string">
            <text:p>urn:cts:greekLit:tlg0086.tlg018</text:p>
          </table:table-cell>
          <table:table-cell table:style-name="ce2" office:value-type="string" calcext:value-type="string">
            <text:p><text:a xlink:href="http://data.perseus.org/catalog/urn:cts:greekLit:tlg0086.tlg018" xlink:type="simple">http://data.perseus.org/catalog/urn:cts:greekLit:tlg0086.tlg018</text:a>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18]=&quot;oui&quot;;CONCATENATE(&quot;https://github.com/PerseusDL/canonical-&quot;;IF([.I18]=&quot;GR&quot;;&quot;greekLit&quot;;&quot;latinLit&quot;);&quot;/tree/master/data/&quot;;MID(SUBSTITUTE([.N18];&quot;.&quot;;&quot;/&quot;);50;100));&quot;&quot;)">
            <text:p/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ροβλήματα </text:p>
          </table:table-cell>
          <table:table-cell office:value-type="string" calcext:value-type="string">
            <text:p>Problemata</text:p>
          </table:table-cell>
          <table:table-cell/>
          <table:table-cell office:value-type="string" calcext:value-type="string">
            <text:p>urn:cts:greekLit:tlg0086.tlg036</text:p>
          </table:table-cell>
          <table:table-cell table:style-name="ce2" office:value-type="string" calcext:value-type="string">
            <text:p><text:a xlink:href="http://data.perseus.org/catalog/urn:cts:greekLit:tlg0086.tlg036" xlink:type="simple">http://data.perseus.org/catalog/urn:cts:greekLit:tlg0086.tlg036</text:a>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19]=&quot;oui&quot;;CONCATENATE(&quot;https://github.com/PerseusDL/canonical-&quot;;IF([.I19]=&quot;GR&quot;;&quot;greekLit&quot;;&quot;latinLit&quot;);&quot;/tree/master/data/&quot;;MID(SUBSTITUTE([.N19];&quot;.&quot;;&quot;/&quot;);50;100));&quot;&quot;)">
            <text:p/>
          </table:table-cell>
          <table:table-cell table:number-columns-repeated="3"/>
          <table:table-cell office:value-type="string" calcext:value-type="string">
            <text:p>partie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Φυσιογνωμονικά</text:p>
          </table:table-cell>
          <table:table-cell office:value-type="string" calcext:value-type="string">
            <text:p>Physiognomonica</text:p>
          </table:table-cell>
          <table:table-cell/>
          <table:table-cell office:value-type="string" calcext:value-type="string">
            <text:p>urn:cts:greekLit:tlg0086.tlg032</text:p>
          </table:table-cell>
          <table:table-cell table:style-name="ce2" office:value-type="string" calcext:value-type="string">
            <text:p><text:a xlink:href="http://data.perseus.org/catalog/urn:cts:greekLit:tlg0086.tlg032" xlink:type="simple">http://data.perseus.org/catalog/urn:cts:greekLit:tlg0086.tlg032</text:a>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20]=&quot;oui&quot;;CONCATENATE(&quot;https://github.com/PerseusDL/canonical-&quot;;IF([.I20]=&quot;GR&quot;;&quot;greekLit&quot;;&quot;latinLit&quot;);&quot;/tree/master/data/&quot;;MID(SUBSTITUTE([.N20];&quot;.&quot;;&quot;/&quot;);50;100));&quot;&quot;)">
            <text:p/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θαυμασίων ἀκουσμάτων</text:p>
          </table:table-cell>
          <table:table-cell office:value-type="string" calcext:value-type="string">
            <text:p>De mirabilibus auscultationibus</text:p>
          </table:table-cell>
          <table:table-cell/>
          <table:table-cell office:value-type="string" calcext:value-type="string">
            <text:p>urn:cts:greekLit:tlg0086.tlg027</text:p>
          </table:table-cell>
          <table:table-cell table:style-name="ce2" office:value-type="string" calcext:value-type="string">
            <text:p><text:a xlink:href="http://data.perseus.org/catalog/urn:cts:greekLit:tlg0086.tlg027" xlink:type="simple">http://data.perseus.org/catalog/urn:cts:greekLit:tlg0086.tlg027</text:a>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21]=&quot;oui&quot;;CONCATENATE(&quot;https://github.com/PerseusDL/canonical-&quot;;IF([.I21]=&quot;GR&quot;;&quot;greekLit&quot;;&quot;latinLit&quot;);&quot;/tree/master/data/&quot;;MID(SUBSTITUTE([.N21];&quot;.&quot;;&quot;/&quot;);50;100));&quot;&quot;)">
            <text:p/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Οἰκονομικά</text:p>
          </table:table-cell>
          <table:table-cell office:value-type="string" calcext:value-type="string">
            <text:p>Oeconomica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urn:cts:greekLit:tlg0086.tlg029</text:p>
          </table:table-cell>
          <table:table-cell table:style-name="ce2" office:value-type="string" calcext:value-type="string">
            <text:p><text:a xlink:href="http://data.perseus.org/catalog/urn:cts:greekLit:tlg0086.tlg029" xlink:type="simple">http://data.perseus.org/catalog/urn:cts:greekLit:tlg0086.tlg029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86.tlg029.perseus-grc1" xlink:type="simple">http://data.perseus.org/texts/urn:cts:greekLit:tlg0086.tlg029.perseus-grc1</text:a></text:p>
          </table:table-cell>
          <table:table-cell office:value-type="string" calcext:value-type="string">
            <text:p>pagination bekker</text:p>
          </table:table-cell>
          <table:table-cell office:value-type="string" calcext:value-type="string">
            <text:p>p (un par div)</text:p>
          </table:table-cell>
          <table:table-cell table:style-name="ce5" office:value-type="string" calcext:value-type="string">
            <text:p>livre/(section?) /para; bekker lines</text:p>
          </table:table-cell>
          <table:table-cell office:value-type="string" calcext:value-type="string">
            <text:p>oui (pagination bekker)</text:p>
          </table:table-cell>
          <table:table-cell table:formula="of:=IF([.O22]=&quot;oui&quot;;CONCATENATE(&quot;https://github.com/PerseusDL/canonical-&quot;;IF([.I22]=&quot;GR&quot;;&quot;greekLit&quot;;&quot;latinLit&quot;);&quot;/tree/master/data/&quot;;MID(SUBSTITUTE([.N22];&quot;.&quot;;&quot;/&quot;);50;100));&quot;&quot;)" office:value-type="string" office:string-value="https://github.com/PerseusDL/canonical-greekLit/tree/master/data/tlg0086/tlg029" calcext:value-type="string">
            <text:p>https://github.com/PerseusDL/canonical-greekLit/tree/master/data/tlg0086/tlg029</text:p>
          </table:table-cell>
          <table:table-cell office:value-type="string" calcext:value-type="string">
            <text:p>citations, réf. Bibs (cit, quote, bibl)</text:p>
          </table:table-cell>
          <table:table-cell office:value-type="string" calcext:value-type="string">
            <text:p>Aristotle. Aristotle in 23 Volumes, Vol. 18. Harvard University Press, Cambridge, Mass., London. 1935</text:p>
          </table:table-cell>
          <table:table-cell/>
          <table:table-cell office:value-type="string" calcext:value-type="string">
            <text:p>partie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RRIANUS</text:p>
          </table:table-cell>
          <table:table-cell office:value-type="string" calcext:value-type="string">
            <text:p>http://catalog.perseus.org/catalog/urn:cite:perseus:author.206</text:p>
          </table:table-cell>
          <table:table-cell office:value-type="string" calcext:value-type="string">
            <text:p>urn:cite:perseus:author.206</text:p>
          </table:table-cell>
          <table:table-cell office:value-type="string" calcext:value-type="string">
            <text:p>tlg0074</text:p>
          </table:table-cell>
          <table:table-cell office:value-type="string" calcext:value-type="string">
            <text:p>Arrien</text:p>
          </table:table-cell>
          <table:table-cell office:value-type="string" calcext:value-type="string">
            <text:p>Arrian</text:p>
          </table:table-cell>
          <table:table-cell table:number-columns-repeated="2"/>
          <table:table-cell office:value-type="string" calcext:value-type="string">
            <text:p>GR</text:p>
          </table:table-cell>
          <table:table-cell office:value-type="string" calcext:value-type="string">
            <text:p>Κυνηγετικά</text:p>
          </table:table-cell>
          <table:table-cell office:value-type="string" calcext:value-type="string">
            <text:p>Cynegeticus</text:p>
          </table:table-cell>
          <table:table-cell office:value-type="string" calcext:value-type="string">
            <text:p>On Dogs</text:p>
          </table:table-cell>
          <table:table-cell office:value-type="string" calcext:value-type="string">
            <text:p>urn:cts:greekLit:tlg0074.tlg003</text:p>
          </table:table-cell>
          <table:table-cell office:value-type="string" calcext:value-type="string">
            <text:p>http://data.perseus.org/catalog/urn:cts:greekLit:tlg0074.tlg003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74.tlg003.perseus-grc1" xlink:type="simple">http://data.perseus.org/texts/urn:cts:greekLit:tlg0074.tlg003.perseus-grc1</text:a></text:p>
          </table:table-cell>
          <table:table-cell office:value-type="string" calcext:value-type="string">
            <text:p>ch/section</text:p>
          </table:table-cell>
          <table:table-cell office:value-type="string" calcext:value-type="string">
            <text:p>p (un par div)</text:p>
          </table:table-cell>
          <table:table-cell office:value-type="string" calcext:value-type="string">
            <text:p>pb (pagination moderne)</text:p>
          </table:table-cell>
          <table:table-cell office:value-type="string" calcext:value-type="string">
            <text:p>oui (ch/section)</text:p>
          </table:table-cell>
          <table:table-cell table:formula="of:=IF([.O23]=&quot;oui&quot;;CONCATENATE(&quot;https://github.com/PerseusDL/canonical-&quot;;IF([.I23]=&quot;GR&quot;;&quot;greekLit&quot;;&quot;latinLit&quot;);&quot;/tree/master/data/&quot;;MID(SUBSTITUTE([.N23];&quot;.&quot;;&quot;/&quot;);50;100));&quot;&quot;)" office:value-type="string" office:string-value="https://github.com/PerseusDL/canonical-greekLit/tree/master/data/tlg0074/tlg003" calcext:value-type="string">
            <text:p>https://github.com/PerseusDL/canonical-greekLit/tree/master/data/tlg0074/tlg003</text:p>
          </table:table-cell>
          <table:table-cell/>
          <table:table-cell office:value-type="string" calcext:value-type="string">
            <text:p>Arriani Nicomediensis Scripta Minora. Arrian. Rudolf Hercher. Alfred Eberhard. in aedibus B. G. Teubneri. Leipzig. 18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RTEMIDORUS</text:p>
          </table:table-cell>
          <table:table-cell office:value-type="string" calcext:value-type="string">
            <text:p>http://catalog.perseus.org/catalog/urn:cite:perseus:author.208</text:p>
          </table:table-cell>
          <table:table-cell office:value-type="string" calcext:value-type="string">
            <text:p>urn:cite:perseus:author.208</text:p>
          </table:table-cell>
          <table:table-cell office:value-type="string" calcext:value-type="string">
            <text:p>tlg0553</text:p>
          </table:table-cell>
          <table:table-cell office:value-type="string" calcext:value-type="string">
            <text:p>Artémidore de Daldis</text:p>
          </table:table-cell>
          <table:table-cell office:value-type="string" calcext:value-type="string">
            <text:p>Artemidorus Daldianus</text:p>
          </table:table-cell>
          <table:table-cell office:value-type="string" calcext:value-type="string">
            <text:p>II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Oneirocritica</text:p>
          </table:table-cell>
          <table:table-cell/>
          <table:table-cell office:value-type="string" calcext:value-type="string">
            <text:p>urn:cts:greekLit:tlg0553.tlg001</text:p>
          </table:table-cell>
          <table:table-cell office:value-type="string" calcext:value-type="string">
            <text:p>http://data.perseus.org/catalog/urn:cts:greekLit:tlg0553.tlg001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24]=&quot;oui&quot;;CONCATENATE(&quot;https://github.com/PerseusDL/canonical-&quot;;IF([.I24]=&quot;GR&quot;;&quot;greekLit&quot;;&quot;latinLit&quot;);&quot;/tree/master/data/&quot;;MID(SUBSTITUTE([.N24];&quot;.&quot;;&quot;/&quot;);50;100));&quot;&quot;)">
            <text:p/>
          </table:table-cell>
          <table:table-cell table:number-columns-repeated="3"/>
          <table:table-cell office:value-type="string" calcext:value-type="string">
            <text:p>partie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THENAEUS</text:p>
          </table:table-cell>
          <table:table-cell office:value-type="string" calcext:value-type="string">
            <text:p>http://catalog.perseus.org/catalog/urn:cite:perseus:author.228</text:p>
          </table:table-cell>
          <table:table-cell office:value-type="string" calcext:value-type="string">
            <text:p>urn:cite:perseus:author.228</text:p>
          </table:table-cell>
          <table:table-cell office:value-type="string" calcext:value-type="string">
            <text:p>tlg0008</text:p>
          </table:table-cell>
          <table:table-cell office:value-type="string" calcext:value-type="string">
            <text:p>Athénée de Naucratis</text:p>
          </table:table-cell>
          <table:table-cell table:style-name="ce3" office:value-type="string" calcext:value-type="string">
            <text:p>Athenaeus of Naucratis</text:p>
            <text:p/>
            <text:p/>
          </table:table-cell>
          <table:table-cell table:number-columns-repeated="2"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ipnosophistae</text:p>
          </table:table-cell>
          <table:table-cell/>
          <table:table-cell office:value-type="string" calcext:value-type="string">
            <text:p>urn:cts:greekLit:tlg0008.tlg001</text:p>
          </table:table-cell>
          <table:table-cell office:value-type="string" calcext:value-type="string">
            <text:p>http://data.perseus.org/catalog/urn:cts:greekLit:tlg0008.tlg00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http://data.perseus.org/texts/urn:cts:greekLit:tlg0008.tlg001.perseus-grc1</text:p>
          </table:table-cell>
          <table:table-cell office:value-type="string" calcext:value-type="string">
            <text:p>livre/ch</text:p>
          </table:table-cell>
          <table:table-cell office:value-type="string" calcext:value-type="string">
            <text:p>p (phrases en 1887 ; 1 par div en 1927)</text:p>
          </table:table-cell>
          <table:table-cell office:value-type="string" calcext:value-type="string">
            <text:p>milestone (pagination casaubon) en 1927 ; pb (pagination)</text:p>
          </table:table-cell>
          <table:table-cell office:value-type="string" calcext:value-type="string">
            <text:p>oui (livre/ch)</text:p>
          </table:table-cell>
          <table:table-cell table:formula="of:=IF([.O25]=&quot;oui&quot;;CONCATENATE(&quot;https://github.com/PerseusDL/canonical-&quot;;IF([.I25]=&quot;GR&quot;;&quot;greekLit&quot;;&quot;latinLit&quot;);&quot;/tree/master/data/&quot;;MID(SUBSTITUTE([.N25];&quot;.&quot;;&quot;/&quot;);50;100));&quot;&quot;)" office:value-type="string" office:string-value="https://github.com/PerseusDL/canonical-greekLit/tree/master/data/tlg0008/tlg001" calcext:value-type="string">
            <text:p>https://github.com/PerseusDL/canonical-greekLit/tree/master/data/tlg0008/tlg001</text:p>
          </table:table-cell>
          <table:table-cell office:value-type="string" calcext:value-type="string">
            <text:p>citations, réf. Bibs (cit, quote, bibl), noms de personne</text:p>
          </table:table-cell>
          <table:table-cell office:value-type="string" calcext:value-type="string">
            <text:p>Athenaeus. The Deipnosophists. with an English Translation by. Charles Burton Gulick. Cambridge, MA. Harvard University Press. London. William Heinemann Ltd. 1927. 1.</text:p>
            <text:p>Ou</text:p>
            <text:p>Athenaeus. Deipnosophistae. Kaibel. In Aedibus B.G. Teubneri. Lipsiae. 1887</text:p>
          </table:table-cell>
          <table:table-cell office:value-type="string" calcext:value-type="string">
            <text:p>2 versions dans Perseus avec une structuration et un enrchissement différent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VIANUS</text:p>
          </table:table-cell>
          <table:table-cell office:value-type="string" calcext:value-type="string">
            <text:p>http://catalog.perseus.org/catalog/urn:cite:perseus:author.247</text:p>
          </table:table-cell>
          <table:table-cell office:value-type="string" calcext:value-type="string">
            <text:p>urn:cite:perseus:author.247</text:p>
          </table:table-cell>
          <table:table-cell office:value-type="string" calcext:value-type="string">
            <text:p>stoa004</text:p>
          </table:table-cell>
          <table:table-cell table:number-columns-repeated="2" office:value-type="string" calcext:value-type="string">
            <text:p>Avianus</text:p>
          </table:table-cell>
          <table:table-cell office:value-type="string" calcext:value-type="string">
            <text:p>c. 400 AD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Fabulae</text:p>
          </table:table-cell>
          <table:table-cell/>
          <table:table-cell office:value-type="string" calcext:value-type="string">
            <text:p>urn:cts:latinLit:stoa0046.stoa001</text:p>
          </table:table-cell>
          <table:table-cell office:value-type="string" calcext:value-type="string">
            <text:p>http://data.perseus.org/catalog/urn:cts:latinLit:stoa0046.stoa001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26]=&quot;oui&quot;;CONCATENATE(&quot;https://github.com/PerseusDL/canonical-&quot;;IF([.I26]=&quot;GR&quot;;&quot;greekLit&quot;;&quot;latinLit&quot;);&quot;/tree/master/data/&quot;;MID(SUBSTITUTE([.N26];&quot;.&quot;;&quot;/&quot;);50;100));&quot;&quot;)">
            <text:p/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BRIUS</text:p>
          </table:table-cell>
          <table:table-cell office:value-type="string" calcext:value-type="string">
            <text:p>http://catalog.perseus.org/catalog/urn:cite:perseus:author.252</text:p>
          </table:table-cell>
          <table:table-cell office:value-type="string" calcext:value-type="string">
            <text:p>urn:cite:perseus:author.252</text:p>
          </table:table-cell>
          <table:table-cell office:value-type="string" calcext:value-type="string">
            <text:p>tlg0614</text:p>
          </table:table-cell>
          <table:table-cell table:number-columns-repeated="2" office:value-type="string" calcext:value-type="string">
            <text:p>Babrius</text:p>
          </table:table-cell>
          <table:table-cell office:value-type="string" calcext:value-type="string">
            <text:p>II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Fabulae</text:p>
          </table:table-cell>
          <table:table-cell/>
          <table:table-cell office:value-type="string" calcext:value-type="string">
            <text:p>urn:cts:greekLit:tlg0614.tlg001</text:p>
          </table:table-cell>
          <table:table-cell office:value-type="string" calcext:value-type="string">
            <text:p>http://data.perseus.org/catalog/urn:cts:greekLit:tlg0614.tlg001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27]=&quot;oui&quot;;CONCATENATE(&quot;https://github.com/PerseusDL/canonical-&quot;;IF([.I27]=&quot;GR&quot;;&quot;greekLit&quot;;&quot;latinLit&quot;);&quot;/tree/master/data/&quot;;MID(SUBSTITUTE([.N27];&quot;.&quot;;&quot;/&quot;);50;100));&quot;&quot;)">
            <text:p/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SILIUS</text:p>
          </table:table-cell>
          <table:table-cell office:value-type="string" calcext:value-type="string">
            <text:p>http://catalog.perseus.org/catalog/urn:cite:perseus:author.1513</text:p>
          </table:table-cell>
          <table:table-cell office:value-type="string" calcext:value-type="string">
            <text:p>urn:cite:perseus:author.1513</text:p>
          </table:table-cell>
          <table:table-cell office:value-type="string" calcext:value-type="string">
            <text:p>tlg2040</text:p>
          </table:table-cell>
          <table:table-cell office:value-type="string" calcext:value-type="string">
            <text:p>Basile de Césarée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c. 329 - 379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Hexaemeron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5"/>
          <table:table-cell table:formula="of:=IF([.O28]=&quot;oui&quot;;CONCATENATE(&quot;https://github.com/PerseusDL/canonical-&quot;;IF([.I28]=&quot;GR&quot;;&quot;greekLit&quot;;&quot;latinLit&quot;);&quot;/tree/master/data/&quot;;MID(SUBSTITUTE([.N28];&quot;.&quot;;&quot;/&quot;);50;100));&quot;&quot;)">
            <text:p/>
          </table:table-cell>
          <table:table-cell table:number-columns-repeated="3"/>
          <table:table-cell office:value-type="string" calcext:value-type="string">
            <text:p>Homélies 7-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SSIANUS BASSUS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VII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Geoponica</text:p>
          </table:table-cell>
          <table:table-cell table:number-columns-repeated="3"/>
          <table:table-cell office:value-type="string" calcext:value-type="string">
            <text:p>non</text:p>
          </table:table-cell>
          <table:table-cell table:number-columns-repeated="5"/>
          <table:table-cell table:formula="of:=IF([.O29]=&quot;oui&quot;;CONCATENATE(&quot;https://github.com/PerseusDL/canonical-&quot;;IF([.I29]=&quot;GR&quot;;&quot;greekLit&quot;;&quot;latinLit&quot;);&quot;/tree/master/data/&quot;;MID(SUBSTITUTE([.N29];&quot;.&quot;;&quot;/&quot;);50;100));&quot;&quot;)">
            <text:p/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OLUMELLA</text:p>
          </table:table-cell>
          <table:table-cell office:value-type="string" calcext:value-type="string">
            <text:p>http://catalog.perseus.org/catalog/urn:cite:perseus:author.394</text:p>
          </table:table-cell>
          <table:table-cell office:value-type="string" calcext:value-type="string">
            <text:p>urn:cite:perseus:author.394</text:p>
          </table:table-cell>
          <table:table-cell office:value-type="string" calcext:value-type="string">
            <text:p>phi0845</text:p>
          </table:table-cell>
          <table:table-cell table:number-columns-repeated="2" office:value-type="string" calcext:value-type="string">
            <text:p>Columella, Lucius Junius Moderatus</text:p>
          </table:table-cell>
          <table:table-cell office:value-type="string" calcext:value-type="string">
            <text:p>4 AD - c. 70 AD</text:p>
          </table:table-cell>
          <table:table-cell office:value-type="string" calcext:value-type="string">
            <text:p>20 BC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De re rustica</text:p>
          </table:table-cell>
          <table:table-cell office:value-type="string" calcext:value-type="string">
            <text:p>On agriculture</text:p>
          </table:table-cell>
          <table:table-cell office:value-type="string" calcext:value-type="string">
            <text:p>urn:cts:latinLit:phi0845.phi002</text:p>
          </table:table-cell>
          <table:table-cell office:value-type="string" calcext:value-type="string">
            <text:p>http://data.perseus.org/catalog/urn:cts:latinLit:phi0845.phi002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latinLit:phi0845.phi002.perseus-lat2" xlink:type="simple">http://data.perseus.org/texts/urn:cts:latinLit:phi0845.phi002.perseus-lat2</text:a></text:p>
          </table:table-cell>
          <table:table-cell office:value-type="string" calcext:value-type="string">
            <text:p>livre/ch/section</text:p>
          </table:table-cell>
          <table:table-cell office:value-type="string" calcext:value-type="string">
            <text:p>p (un par div)</text:p>
          </table:table-cell>
          <table:table-cell office:value-type="string" calcext:value-type="string">
            <text:p>pb (pagination moderne)</text:p>
          </table:table-cell>
          <table:table-cell office:value-type="string" calcext:value-type="string">
            <text:p>non</text:p>
          </table:table-cell>
          <table:table-cell table:formula="of:=IF([.O30]=&quot;oui&quot;;CONCATENATE(&quot;https://github.com/PerseusDL/canonical-&quot;;IF([.I30]=&quot;GR&quot;;&quot;greekLit&quot;;&quot;latinLit&quot;);&quot;/tree/master/data/&quot;;MID(SUBSTITUTE([.N30];&quot;.&quot;;&quot;/&quot;);50;100));&quot;&quot;)" office:value-type="string" office:string-value="https://github.com/PerseusDL/canonical-latinLit/tree/master/data/phi0845/phi002" calcext:value-type="string">
            <text:p>https://github.com/PerseusDL/canonical-latinLit/tree/master/data/phi0845/phi002</text:p>
          </table:table-cell>
          <table:table-cell office:value-type="string" calcext:value-type="string">
            <text:p>notes éditoriales</text:p>
          </table:table-cell>
          <table:table-cell office:value-type="string" calcext:value-type="string">
            <text:p>Columella, Lucius Junius Moderatus. On Agriculture, Volume 2. E.S. Forster. Edward H. Heffner. London. Cambridge. William Heinemann; Harvard University. 1940-1954 (2 vol)</text:p>
          </table:table-cell>
          <table:table-cell office:value-type="string" calcext:value-type="string">
            <text:p>2 fichiers dans Perseus (1 par volume)</text:p>
          </table:table-cell>
          <table:table-cell office:value-type="string" calcext:value-type="string">
            <text:p>partie : 12</text:p>
          </table:table-cell>
          <table:table-cell table:number-columns-repeated="999"/>
        </table:table-row>
        <table:table-row table:style-name="ro5">
          <table:table-cell office:value-type="string" calcext:value-type="string">
            <text:p>DIODORE</text:p>
          </table:table-cell>
          <table:table-cell office:value-type="string" calcext:value-type="string">
            <text:p>http://catalog.perseus.org/catalog/urn:cite:perseus:author.488</text:p>
          </table:table-cell>
          <table:table-cell office:value-type="string" calcext:value-type="string">
            <text:p>urn:cite:perseus:author.488</text:p>
          </table:table-cell>
          <table:table-cell office:value-type="string" calcext:value-type="string">
            <text:p>tlg0060</text:p>
          </table:table-cell>
          <table:table-cell office:value-type="string" calcext:value-type="string">
            <text:p>Diodore de Sicile</text:p>
          </table:table-cell>
          <table:table-cell office:value-type="string" calcext:value-type="string">
            <text:p>Diodorus Siculus</text:p>
          </table:table-cell>
          <table:table-cell office:value-type="string" calcext:value-type="string">
            <text:p>I BC</text:p>
          </table:table-cell>
          <table:table-cell/>
          <table:table-cell office:value-type="string" calcext:value-type="string">
            <text:p>GR</text:p>
          </table:table-cell>
          <table:table-cell table:number-columns-repeated="2"/>
          <table:table-cell office:value-type="string" calcext:value-type="string">
            <text:p>Historical library</text:p>
          </table:table-cell>
          <table:table-cell office:value-type="string" calcext:value-type="string">
            <text:p>urn:cts:greekLit:tlg0060.tlg001</text:p>
          </table:table-cell>
          <table:table-cell office:value-type="string" calcext:value-type="string">
            <text:p>http://data.perseus.org/catalog/urn:cts:greekLit:tlg0060.tlg00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60.tlg001.perseus-grc3" xlink:type="simple">http://data.perseus.org/texts/urn:cts:greekLit:tlg0060.tlg001.perseus-grc3</text:a></text:p>
          </table:table-cell>
          <table:table-cell office:value-type="string" calcext:value-type="string">
            <text:p>livre/ch/section</text:p>
          </table:table-cell>
          <table:table-cell office:value-type="string" calcext:value-type="string">
            <text:p>p (un par div)</text:p>
          </table:table-cell>
          <table:table-cell office:value-type="string" calcext:value-type="string">
            <text:p>pb (pagination moderne)</text:p>
          </table:table-cell>
          <table:table-cell office:value-type="string" calcext:value-type="string">
            <text:p>non</text:p>
          </table:table-cell>
          <table:table-cell table:formula="of:=IF([.O31]=&quot;oui&quot;;CONCATENATE(&quot;https://github.com/PerseusDL/canonical-&quot;;IF([.I31]=&quot;GR&quot;;&quot;greekLit&quot;;&quot;latinLit&quot;);&quot;/tree/master/data/&quot;;MID(SUBSTITUTE([.N31];&quot;.&quot;;&quot;/&quot;);50;100));&quot;&quot;)" office:value-type="string" office:string-value="https://github.com/PerseusDL/canonical-greekLit/tree/master/data/tlg0060/tlg001" calcext:value-type="string">
            <text:p>https://github.com/PerseusDL/canonical-greekLit/tree/master/data/tlg0060/tlg001</text:p>
          </table:table-cell>
          <table:table-cell/>
          <table:table-cell office:value-type="string" calcext:value-type="string">
            <text:p>Diodori Bibliotheca Historica, Vol 1-2. Diodorus Siculus. Immanel Bekker. Ludwig Dindorf. Friedrich Vogel. Kurt Theodor Fischer. in aedibus B. G. Teubneri. Leipzig. 1888-1890 (livre 1-5)</text:p>
            <text:p>Diodori Bibliotheca Historica, Vol 4-5. Diodorus Siculus. Immanel Bekker. Ludwig Dindorf. Friedrich Vogel. Kurt Theodor Fischer. in aedibus B. G. Teubneri. Leipzig. 1903-1906 (livre 18-20)</text:p>
            <text:p>Diodorus of Sicily in Twelve Volumes with an English Translation by C. H. Oldfather. Vol. 4-8. Cambridge, Mass.: Harvard University Press; London: William Heinemann, Ltd. (livre 11-17)</text:p>
          </table:table-cell>
          <table:table-cell office:value-type="string" calcext:value-type="string">
            <text:p>lacunaire dans Perseus (manque livres 6-10)</text:p>
          </table:table-cell>
          <table:table-cell office:value-type="string" calcext:value-type="string">
            <text:p>1.83-8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SOPUS</text:p>
          </table:table-cell>
          <table:table-cell office:value-type="string" calcext:value-type="string">
            <text:p>http://catalog.perseus.org/catalog/urn:cite:perseus:author.35</text:p>
          </table:table-cell>
          <table:table-cell office:value-type="string" calcext:value-type="string">
            <text:p>urn:cite:perseus:author.35</text:p>
          </table:table-cell>
          <table:table-cell office:value-type="string" calcext:value-type="string">
            <text:p>tlg0096</text:p>
          </table:table-cell>
          <table:table-cell office:value-type="string" calcext:value-type="string">
            <text:p>Esope</text:p>
          </table:table-cell>
          <table:table-cell office:value-type="string" calcext:value-type="string">
            <text:p>Aesop</text:p>
          </table:table-cell>
          <table:table-cell office:value-type="string" calcext:value-type="string">
            <text:p>c. 620 BC - 564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Fabulae</text:p>
          </table:table-cell>
          <table:table-cell/>
          <table:table-cell office:value-type="string" calcext:value-type="string">
            <text:p>urn:cts:greekLit:tlg0096.tlg002</text:p>
          </table:table-cell>
          <table:table-cell office:value-type="string" calcext:value-type="string">
            <text:p>http://data.perseus.org/catalog/urn:cts:greekLit:tlg0096.tlg002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32]=&quot;oui&quot;;CONCATENATE(&quot;https://github.com/PerseusDL/canonical-&quot;;IF([.I32]=&quot;GR&quot;;&quot;greekLit&quot;;&quot;latinLit&quot;);&quot;/tree/master/data/&quot;;MID(SUBSTITUTE([.N32];&quot;.&quot;;&quot;/&quot;);50;100));&quot;&quot;)">
            <text:p/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UCHERIUS </text:p>
          </table:table-cell>
          <table:table-cell office:value-type="string" calcext:value-type="string">
            <text:p>http://catalog.perseus.org/catalog/urn:cite:perseus:author.1691</text:p>
          </table:table-cell>
          <table:table-cell office:value-type="string" calcext:value-type="string">
            <text:p>urn:cite:perseus:author.1691</text:p>
          </table:table-cell>
          <table:table-cell office:value-type="string" calcext:value-type="string">
            <text:p>stoa0117</text:p>
          </table:table-cell>
          <table:table-cell office:value-type="string" calcext:value-type="string">
            <text:p>Eucher de Lyon</text:p>
          </table:table-cell>
          <table:table-cell office:value-type="string" calcext:value-type="string">
            <text:p>Eucherius</text:p>
          </table:table-cell>
          <table:table-cell office:value-type="string" calcext:value-type="string">
            <text:p>370 AD - 449 AD</text:p>
          </table:table-cell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Formulae spiritalis intellegentiae</text:p>
          </table:table-cell>
          <table:table-cell office:value-type="string" calcext:value-type="string">
            <text:p>Formulae spiritalis intellegentiae </text:p>
          </table:table-cell>
          <table:table-cell/>
          <table:table-cell office:value-type="string" calcext:value-type="string">
            <text:p>urn:cts:latinLit:stoa0117.stoa002</text:p>
          </table:table-cell>
          <table:table-cell office:value-type="string" calcext:value-type="string">
            <text:p>http://data.perseus.org/catalog/urn:cts:latinLit:stoa0117.stoa002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33]=&quot;oui&quot;;CONCATENATE(&quot;https://github.com/PerseusDL/canonical-&quot;;IF([.I33]=&quot;GR&quot;;&quot;greekLit&quot;;&quot;latinLit&quot;);&quot;/tree/master/data/&quot;;MID(SUBSTITUTE([.N33];&quot;.&quot;;&quot;/&quot;);50;100));&quot;&quot;)">
            <text:p/>
          </table:table-cell>
          <table:table-cell table:number-columns-repeated="3"/>
          <table:table-cell office:value-type="string" calcext:value-type="string">
            <text:p>chap. IV</text:p>
          </table:table-cell>
          <table:table-cell office:value-type="string" calcext:value-type="string">
            <text:p><text:s/>[de animalibus]</text:p>
          </table:table-cell>
          <table:table-cell table:number-columns-repeated="2"/>
          <table:table-cell office:value-type="string" calcext:value-type="string">
            <text:p>C. Mandolfo. Brepols. 2004</text:p>
          </table:table-cell>
          <table:table-cell/>
          <table:table-cell office:value-type="string" calcext:value-type="string">
            <text:p>rtf</text:p>
          </table:table-cell>
          <table:table-cell office:value-type="string" calcext:value-type="string">
            <text:p>autorisation Brepols ?</text:p>
          </table:table-cell>
          <table:table-cell office:value-type="string" calcext:value-type="string">
            <text:p>AZ</text:p>
          </table:table-cell>
          <table:table-cell/>
          <table:table-cell table:style-name="ce8" office:value-type="string" calcext:value-type="string">
            <text:p>14.12.1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GALENUS</text:p>
          </table:table-cell>
          <table:table-cell office:value-type="string" calcext:value-type="string">
            <text:p>http://catalog.perseus.org/catalog/urn:cite:perseus:author.649</text:p>
          </table:table-cell>
          <table:table-cell office:value-type="string" calcext:value-type="string">
            <text:p>urn:cite:perseus:author.649</text:p>
          </table:table-cell>
          <table:table-cell office:value-type="string" calcext:value-type="string">
            <text:p>tlg0057</text:p>
          </table:table-cell>
          <table:table-cell office:value-type="string" calcext:value-type="string">
            <text:p>Galien</text:p>
          </table:table-cell>
          <table:table-cell office:value-type="string" calcext:value-type="string">
            <text:p>Galen</text:p>
          </table:table-cell>
          <table:table-cell office:value-type="string" calcext:value-type="string">
            <text:p>129 AD - c. 20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naturalibus facultatibus</text:p>
          </table:table-cell>
          <table:table-cell office:value-type="string" calcext:value-type="string">
            <text:p>On the naturals faculties</text:p>
          </table:table-cell>
          <table:table-cell office:value-type="string" calcext:value-type="string">
            <text:p>urn:cts:greekLit:tlg0057.tlg010</text:p>
          </table:table-cell>
          <table:table-cell office:value-type="string" calcext:value-type="string">
            <text:p>http://data.perseus.org/catalog/urn:cts:greekLit:tlg0057.tlg010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57.tlg010.perseus-grc1" xlink:type="simple">http://data.perseus.org/texts/urn:cts:greekLit:tlg0057.tlg010.perseus-grc1</text:a></text:p>
          </table:table-cell>
          <table:table-cell office:value-type="string" calcext:value-type="string">
            <text:p>livre/section</text:p>
          </table:table-cell>
          <table:table-cell office:value-type="string" calcext:value-type="string">
            <text:p>p (phrases)</text:p>
          </table:table-cell>
          <table:table-cell office:value-type="string" calcext:value-type="string">
            <text:p>pb (pagination moderne)</text:p>
          </table:table-cell>
          <table:table-cell office:value-type="string" calcext:value-type="string">
            <text:p>non</text:p>
          </table:table-cell>
          <table:table-cell table:formula="of:=IF([.O34]=&quot;oui&quot;;CONCATENATE(&quot;https://github.com/PerseusDL/canonical-&quot;;IF([.I34]=&quot;GR&quot;;&quot;greekLit&quot;;&quot;latinLit&quot;);&quot;/tree/master/data/&quot;;MID(SUBSTITUTE([.N34];&quot;.&quot;;&quot;/&quot;);50;100));&quot;&quot;)" office:value-type="string" office:string-value="https://github.com/PerseusDL/canonical-greekLit/tree/master/data/tlg0057/tlg010" calcext:value-type="string">
            <text:p>https://github.com/PerseusDL/canonical-greekLit/tree/master/data/tlg0057/tlg010</text:p>
          </table:table-cell>
          <table:table-cell/>
          <table:table-cell office:value-type="string" calcext:value-type="string">
            <text:p>On the Natural Faculties. Galen. A.J. Brock. Cambridge, Mass. Harvard University Press. 1916</text:p>
          </table:table-cell>
          <table:table-cell/>
          <table:table-cell office:value-type="string" calcext:value-type="string">
            <text:p>parti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ATTIUS </text:p>
          </table:table-cell>
          <table:table-cell office:value-type="string" calcext:value-type="string">
            <text:p>http://catalog.perseus.org/catalog/urn:cite:perseus:author.678</text:p>
          </table:table-cell>
          <table:table-cell office:value-type="string" calcext:value-type="string">
            <text:p>urn:cite:perseus:author.678</text:p>
          </table:table-cell>
          <table:table-cell office:value-type="string" calcext:value-type="string">
            <text:p>phi0887</text:p>
          </table:table-cell>
          <table:table-cell table:number-columns-repeated="2" office:value-type="string" calcext:value-type="string">
            <text:p>Grattius Faliscus</text:p>
          </table:table-cell>
          <table:table-cell office:value-type="string" calcext:value-type="string">
            <text:p>I BC - I AD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Cynegetica</text:p>
          </table:table-cell>
          <table:table-cell/>
          <table:table-cell office:value-type="string" calcext:value-type="string">
            <text:p>urn:cts:latinLit:phi0887.phi001</text:p>
          </table:table-cell>
          <table:table-cell office:value-type="string" calcext:value-type="string">
            <text:p>http://data.perseus.org/catalog/urn:cts:latinLit:phi0887.phi001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35]=&quot;oui&quot;;CONCATENATE(&quot;https://github.com/PerseusDL/canonical-&quot;;IF([.I35]=&quot;GR&quot;;&quot;greekLit&quot;;&quot;latinLit&quot;);&quot;/tree/master/data/&quot;;MID(SUBSTITUTE([.N35];&quot;.&quot;;&quot;/&quot;);50;100));&quot;&quot;)">
            <text:p/>
          </table:table-cell>
          <table:table-cell table:number-columns-repeated="1003"/>
        </table:table-row>
        <table:table-row table:style-name="ro2">
          <table:table-cell office:value-type="string" calcext:value-type="string">
            <text:p>HERODOTUS</text:p>
          </table:table-cell>
          <table:table-cell office:value-type="string" calcext:value-type="string">
            <text:p>http://catalog.perseus.org/catalog/urn:cite:perseus:author.728</text:p>
          </table:table-cell>
          <table:table-cell office:value-type="string" calcext:value-type="string">
            <text:p>urn:cite:perseus:author.728</text:p>
          </table:table-cell>
          <table:table-cell office:value-type="string" calcext:value-type="string">
            <text:p>tlg0016</text:p>
          </table:table-cell>
          <table:table-cell office:value-type="string" calcext:value-type="string">
            <text:p>Hérodote</text:p>
          </table:table-cell>
          <table:table-cell office:value-type="string" calcext:value-type="string">
            <text:p>Herodotus</text:p>
          </table:table-cell>
          <table:table-cell office:value-type="string" calcext:value-type="string">
            <text:p>c. 484 BC - c. 425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Historiae</text:p>
          </table:table-cell>
          <table:table-cell/>
          <table:table-cell office:value-type="string" calcext:value-type="string">
            <text:p>urn:cts:greekLit:tlg0016.tlg001</text:p>
          </table:table-cell>
          <table:table-cell office:value-type="string" calcext:value-type="string">
            <text:p>http://data.perseus.org/catalog/urn:cts:greekLit:tlg0016.tlg00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16.tlg001.perseus-grc1" xlink:type="simple">http://data.perseus.org/texts/urn:cts:greekLit:tlg0016.tlg001.perseus-grc1</text:a></text:p>
          </table:table-cell>
          <table:table-cell office:value-type="string" calcext:value-type="string">
            <text:p>livre/ch/section</text:p>
          </table:table-cell>
          <table:table-cell office:value-type="string" calcext:value-type="string">
            <text:p>p (un par div)</text:p>
          </table:table-cell>
          <table:table-cell office:value-type="string" calcext:value-type="string">
            <text:p>milestone (paragraphe)</text:p>
          </table:table-cell>
          <table:table-cell office:value-type="string" calcext:value-type="string">
            <text:p>oui (livre/ch/section)</text:p>
          </table:table-cell>
          <table:table-cell table:formula="of:=IF([.O36]=&quot;oui&quot;;CONCATENATE(&quot;https://github.com/PerseusDL/canonical-&quot;;IF([.I36]=&quot;GR&quot;;&quot;greekLit&quot;;&quot;latinLit&quot;);&quot;/tree/master/data/&quot;;MID(SUBSTITUTE([.N36];&quot;.&quot;;&quot;/&quot;);50;100));&quot;&quot;)" office:value-type="string" office:string-value="https://github.com/PerseusDL/canonical-greekLit/tree/master/data/tlg0016/tlg001" calcext:value-type="string">
            <text:p>https://github.com/PerseusDL/canonical-greekLit/tree/master/data/tlg0016/tlg001</text:p>
          </table:table-cell>
          <table:table-cell/>
          <table:table-cell office:value-type="string" calcext:value-type="string">
            <text:p>Herodotus, with an English translation by A. D. Godley. Cambridge. Harvard University Press. 1920</text:p>
          </table:table-cell>
          <table:table-cell/>
          <table:table-cell office:value-type="string" calcext:value-type="string">
            <text:p>II.65-73, etc.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ESIODUS</text:p>
          </table:table-cell>
          <table:table-cell office:value-type="string" calcext:value-type="string">
            <text:p>http://catalog.perseus.org/catalog/urn:cite:perseus:author.729</text:p>
          </table:table-cell>
          <table:table-cell office:value-type="string" calcext:value-type="string">
            <text:p>urn:cite:perseus:author.729</text:p>
          </table:table-cell>
          <table:table-cell office:value-type="string" calcext:value-type="string">
            <text:p>tlg0020</text:p>
          </table:table-cell>
          <table:table-cell office:value-type="string" calcext:value-type="string">
            <text:p>Hésiode</text:p>
          </table:table-cell>
          <table:table-cell office:value-type="string" calcext:value-type="string">
            <text:p>Hesiod</text:p>
          </table:table-cell>
          <table:table-cell office:value-type="string" calcext:value-type="string">
            <text:p>VIII-VII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Opera &amp; Dies</text:p>
          </table:table-cell>
          <table:table-cell office:value-type="string" calcext:value-type="string">
            <text:p>Works and Days</text:p>
          </table:table-cell>
          <table:table-cell office:value-type="string" calcext:value-type="string">
            <text:p>urn:cts:greekLit:tlg0020.tlg002</text:p>
          </table:table-cell>
          <table:table-cell table:style-name="ce2" office:value-type="string" calcext:value-type="string">
            <text:p><text:a xlink:href="http://data.perseus.org/catalog/urn:cts:greekLit:tlg0020.tlg002" xlink:type="simple">http://data.perseus.org/catalog/urn:cts:greekLit:tlg0020.tlg002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20.tlg002.perseus-grc1" xlink:type="simple">http://data.perseus.org/texts/urn:cts:greekLit:tlg0020.tlg002.perseus-grc1</text:a></text:p>
          </table:table-cell>
          <table:table-cell office:value-type="string" calcext:value-type="string">
            <text:p>lignes</text:p>
          </table:table-cell>
          <table:table-cell/>
          <table:table-cell office:value-type="string" calcext:value-type="string">
            <text:p>milestone (paragraphe ; groupes de 10 lignes)</text:p>
          </table:table-cell>
          <table:table-cell office:value-type="string" calcext:value-type="string">
            <text:p>oui (lignes)</text:p>
          </table:table-cell>
          <table:table-cell table:formula="of:=IF([.O37]=&quot;oui&quot;;CONCATENATE(&quot;https://github.com/PerseusDL/canonical-&quot;;IF([.I37]=&quot;GR&quot;;&quot;greekLit&quot;;&quot;latinLit&quot;);&quot;/tree/master/data/&quot;;MID(SUBSTITUTE([.N37];&quot;.&quot;;&quot;/&quot;);50;100));&quot;&quot;)" office:value-type="string" office:string-value="https://github.com/PerseusDL/canonical-greekLit/tree/master/data/tlg0020/tlg002" calcext:value-type="string">
            <text:p>https://github.com/PerseusDL/canonical-greekLit/tree/master/data/tlg0020/tlg002</text:p>
          </table:table-cell>
          <table:table-cell/>
          <table:table-cell office:value-type="string" calcext:value-type="string">
            <text:p>Hesiod. The Homeric Hymns and Homerica with an English Translation by Hugh G. Evelyn-White. Works and Days. Cambridge, MA.,Harvard University Press; London, William Heinemann Ltd. 1914</text:p>
          </table:table-cell>
          <table:table-cell/>
          <table:table-cell office:value-type="string" calcext:value-type="string">
            <text:p>parti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IEROCLES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6"/>
          <table:table-cell office:value-type="string" calcext:value-type="string">
            <text:p>Hippiatrica</text:p>
          </table:table-cell>
          <table:table-cell table:number-columns-repeated="9"/>
          <table:table-cell table:formula="of:=IF([.O38]=&quot;oui&quot;;CONCATENATE(&quot;https://github.com/PerseusDL/canonical-&quot;;IF([.I38]=&quot;GR&quot;;&quot;greekLit&quot;;&quot;latinLit&quot;);&quot;/tree/master/data/&quot;;MID(SUBSTITUTE([.N38];&quot;.&quot;;&quot;/&quot;);50;100));&quot;&quot;)">
            <text:p/>
          </table:table-cell>
          <table:table-cell table:number-columns-repeated="1003"/>
        </table:table-row>
        <table:table-row table:style-name="ro2">
          <table:table-cell office:value-type="string" calcext:value-type="string">
            <text:p>HIPPOCRATES</text:p>
          </table:table-cell>
          <table:table-cell office:value-type="string" calcext:value-type="string">
            <text:p>http://catalog.perseus.org/catalog/urn:cite:perseus:author.739</text:p>
          </table:table-cell>
          <table:table-cell office:value-type="string" calcext:value-type="string">
            <text:p>urn:cite:perseus:author.739</text:p>
          </table:table-cell>
          <table:table-cell office:value-type="string" calcext:value-type="string">
            <text:p>tlg0627</text:p>
          </table:table-cell>
          <table:table-cell office:value-type="string" calcext:value-type="string">
            <text:p>Hippocrate</text:p>
          </table:table-cell>
          <table:table-cell office:value-type="string" calcext:value-type="string">
            <text:p>Hippocrates</text:p>
          </table:table-cell>
          <table:table-cell office:value-type="string" calcext:value-type="string">
            <text:p>c. 460 BC - c. 370 BC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ΠΕΡΙ ΔΙΑΙΤΗΣ</text:p>
          </table:table-cell>
          <table:table-cell office:value-type="string" calcext:value-type="string">
            <text:p>De diaeta acutorum</text:p>
          </table:table-cell>
          <table:table-cell office:value-type="string" calcext:value-type="string">
            <text:p>On Regim</text:p>
          </table:table-cell>
          <table:table-cell office:value-type="string" calcext:value-type="string">
            <text:p>urn:cts:greekLit:tlg0627.tlg005</text:p>
          </table:table-cell>
          <table:table-cell office:value-type="string" calcext:value-type="string">
            <text:p>http://data.perseus.org/catalog/urn:cts:greekLit:tlg0627.tlg005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627.tlg005.perseus-grc1" xlink:type="simple">http://data.perseus.org/texts/urn:cts:greekLit:tlg0627.tlg005.perseus-grc1</text:a>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p (phrases)</text:p>
          </table:table-cell>
          <table:table-cell office:value-type="string" calcext:value-type="string">
            <text:p>pb (pagination moderne)</text:p>
          </table:table-cell>
          <table:table-cell office:value-type="string" calcext:value-type="string">
            <text:p>non</text:p>
          </table:table-cell>
          <table:table-cell table:formula="of:=IF([.O39]=&quot;oui&quot;;CONCATENATE(&quot;https://github.com/PerseusDL/canonical-&quot;;IF([.I39]=&quot;GR&quot;;&quot;greekLit&quot;;&quot;latinLit&quot;);&quot;/tree/master/data/&quot;;MID(SUBSTITUTE([.N39];&quot;.&quot;;&quot;/&quot;);50;100));&quot;&quot;)" office:value-type="string" office:string-value="https://github.com/PerseusDL/canonical-greekLit/tree/master/data/tlg0627/tlg005" calcext:value-type="string">
            <text:p>https://github.com/PerseusDL/canonical-greekLit/tree/master/data/tlg0627/tlg005</text:p>
          </table:table-cell>
          <table:table-cell/>
          <table:table-cell office:value-type="string" calcext:value-type="string">
            <text:p>Oeuvres Completes D'Hippocrate. Hippocrates. A. Littre. Amsterdam. Adolf M. Hakker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SIDORUS</text:p>
          </table:table-cell>
          <table:table-cell office:value-type="string" calcext:value-type="string">
            <text:p>http://catalog.perseus.org/catalog/urn:cite:perseus:author.771</text:p>
          </table:table-cell>
          <table:table-cell office:value-type="string" calcext:value-type="string">
            <text:p>urn:cite:perseus:author.771</text:p>
          </table:table-cell>
          <table:table-cell office:value-type="string" calcext:value-type="string">
            <text:p>stoa0159</text:p>
          </table:table-cell>
          <table:table-cell office:value-type="string" calcext:value-type="string">
            <text:p>Isidore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560 AD - 636 AD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Etymologiae</text:p>
          </table:table-cell>
          <table:table-cell/>
          <table:table-cell office:value-type="string" calcext:value-type="string">
            <text:p>urn:cts:latinLit:stoa0159.stoa004</text:p>
          </table:table-cell>
          <table:table-cell office:value-type="string" calcext:value-type="string">
            <text:p>http://data.perseus.org/catalog/urn:cts:latinLit:stoa0159.stoa004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40]=&quot;oui&quot;;CONCATENATE(&quot;https://github.com/PerseusDL/canonical-&quot;;IF([.I40]=&quot;GR&quot;;&quot;greekLit&quot;;&quot;latinLit&quot;);&quot;/tree/master/data/&quot;;MID(SUBSTITUTE([.N40];&quot;.&quot;;&quot;/&quot;);50;100));&quot;&quot;)">
            <text:p/>
          </table:table-cell>
          <table:table-cell table:number-columns-repeated="3"/>
          <table:table-cell office:value-type="string" calcext:value-type="string">
            <text:p>book 1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UCIANUS</text:p>
          </table:table-cell>
          <table:table-cell office:value-type="string" calcext:value-type="string">
            <text:p>http://catalog.perseus.org/catalog/urn:cite:perseus:author.848</text:p>
          </table:table-cell>
          <table:table-cell office:value-type="string" calcext:value-type="string">
            <text:p>urn:cite:perseus:author.848</text:p>
          </table:table-cell>
          <table:table-cell office:value-type="string" calcext:value-type="string">
            <text:p>tlg0062</text:p>
          </table:table-cell>
          <table:table-cell office:value-type="string" calcext:value-type="string">
            <text:p>Lucien de Samosate</text:p>
          </table:table-cell>
          <table:table-cell office:value-type="string" calcext:value-type="string">
            <text:p>Lucian of Samosata</text:p>
          </table:table-cell>
          <table:table-cell office:value-type="string" calcext:value-type="string">
            <text:p>c. 120 AD - c. 18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ipsades</text:p>
          </table:table-cell>
          <table:table-cell office:value-type="string" calcext:value-type="string">
            <text:p>Dipsads</text:p>
          </table:table-cell>
          <table:table-cell office:value-type="string" calcext:value-type="string">
            <text:p>urn:cts:greekLit:tlg0062.tlg054</text:p>
          </table:table-cell>
          <table:table-cell table:style-name="ce2" office:value-type="string" calcext:value-type="string">
            <text:p><text:a xlink:href="http://data.perseus.org/catalog/urn:cts:greekLit:tlg0062.tlg054" xlink:type="simple">http://data.perseus.org/catalog/urn:cts:greekLit:tlg0062.tlg054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62.tlg054.perseus-grc1" xlink:type="simple">http://data.perseus.org/texts/urn:cts:greekLit:tlg0062.tlg054.perseus-grc1</text:a>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p (un par div)</text:p>
          </table:table-cell>
          <table:table-cell office:value-type="string" calcext:value-type="string">
            <text:p>pb (pagination moderne)</text:p>
          </table:table-cell>
          <table:table-cell office:value-type="string" calcext:value-type="string">
            <text:p>non</text:p>
          </table:table-cell>
          <table:table-cell table:formula="of:=IF([.O41]=&quot;oui&quot;;CONCATENATE(&quot;https://github.com/PerseusDL/canonical-&quot;;IF([.I41]=&quot;GR&quot;;&quot;greekLit&quot;;&quot;latinLit&quot;);&quot;/tree/master/data/&quot;;MID(SUBSTITUTE([.N41];&quot;.&quot;;&quot;/&quot;);50;100));&quot;&quot;)" office:value-type="string" office:string-value="https://github.com/PerseusDL/canonical-greekLit/tree/master/data/tlg0062/tlg054" calcext:value-type="string">
            <text:p>https://github.com/PerseusDL/canonical-greekLit/tree/master/data/tlg0062/tlg054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Luciani Samosatensis Opera, Vol III. Lucian. Karl Jacobitz. in aedibus B. G. Teubneri. Leipzig. 1896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LUCIANUS</text:p>
          </table:table-cell>
          <table:table-cell office:value-type="string" calcext:value-type="string">
            <text:p>http://catalog.perseus.org/catalog/urn:cite:perseus:author.848</text:p>
          </table:table-cell>
          <table:table-cell office:value-type="string" calcext:value-type="string">
            <text:p>urn:cite:perseus:author.848</text:p>
          </table:table-cell>
          <table:table-cell office:value-type="string" calcext:value-type="string">
            <text:p>tlg0062</text:p>
          </table:table-cell>
          <table:table-cell office:value-type="string" calcext:value-type="string">
            <text:p>Lucien de Samosate</text:p>
          </table:table-cell>
          <table:table-cell office:value-type="string" calcext:value-type="string">
            <text:p>Lucian of Samosata</text:p>
          </table:table-cell>
          <table:table-cell office:value-type="string" calcext:value-type="string">
            <text:p>c. 120 AD - c. 18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sacrificiis</text:p>
          </table:table-cell>
          <table:table-cell office:value-type="string" calcext:value-type="string">
            <text:p>On sacrifices</text:p>
          </table:table-cell>
          <table:table-cell office:value-type="string" calcext:value-type="string">
            <text:p>urn:cts:greekLit:tlg0062.tlg027</text:p>
          </table:table-cell>
          <table:table-cell table:style-name="ce2" office:value-type="string" calcext:value-type="string">
            <text:p><text:a xlink:href="http://data.perseus.org/catalog/urn:cts:greekLit:tlg0062.tlg027" xlink:type="simple">http://data.perseus.org/catalog/urn:cts:greekLit:tlg0062.tlg027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62.tlg027.perseus-grc1" xlink:type="simple">http://data.perseus.org/texts/urn:cts:greekLit:tlg0062.tlg027.perseus-grc1</text:a></text:p>
          </table:table-cell>
          <table:table-cell office:value-type="string" calcext:value-type="string">
            <text:p>section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formula="of:=IF([.O42]=&quot;oui&quot;;CONCATENATE(&quot;https://github.com/PerseusDL/canonical-&quot;;IF([.I42]=&quot;GR&quot;;&quot;greekLit&quot;;&quot;latinLit&quot;);&quot;/tree/master/data/&quot;;MID(SUBSTITUTE([.N42];&quot;.&quot;;&quot;/&quot;);50;100));&quot;&quot;)" office:value-type="string" office:string-value="https://github.com/PerseusDL/canonical-greekLit/tree/master/data/tlg0062/tlg027" calcext:value-type="string">
            <text:p>https://github.com/PerseusDL/canonical-greekLit/tree/master/data/tlg0062/tlg027</text:p>
          </table:table-cell>
          <table:table-cell/>
          <table:table-cell office:value-type="string" calcext:value-type="string">
            <text:p>Luciani Samosatensis Opera, Vol III. Lucian. Karl Jacobitz. in aedibus B. G. Teubneri. Leipzig. 1896</text:p>
            <text:p>Ou</text:p>
            <text:p>Lucian, Works with an English Translation by A. M. Harmon. Cambridge, MA. Harvard University Press, 1921, vol. 3</text:p>
          </table:table-cell>
          <table:table-cell office:value-type="string" calcext:value-type="string">
            <text:p>2 fichiers dans Perseus</text:p>
          </table:table-cell>
          <table:table-cell office:value-type="string" calcext:value-type="string">
            <text:p>—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MESIANUS</text:p>
          </table:table-cell>
          <table:table-cell office:value-type="string" calcext:value-type="string">
            <text:p>http://catalog.perseus.org/catalog/urn:cite:perseus:author.965</text:p>
          </table:table-cell>
          <table:table-cell office:value-type="string" calcext:value-type="string">
            <text:p>urn:cite:perseus:author.965</text:p>
          </table:table-cell>
          <table:table-cell office:value-type="string" calcext:value-type="string">
            <text:p>stoa0209</text:p>
          </table:table-cell>
          <table:table-cell table:number-columns-repeated="2" office:value-type="string" calcext:value-type="string">
            <text:p>Nemesianus, Marcus Aurelius Olympius</text:p>
          </table:table-cell>
          <table:table-cell office:value-type="string" calcext:value-type="string">
            <text:p>III AD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Cynegetica</text:p>
          </table:table-cell>
          <table:table-cell/>
          <table:table-cell office:value-type="string" calcext:value-type="string">
            <text:p>urn:cts:latinLit:stoa0209.stoa002</text:p>
          </table:table-cell>
          <table:table-cell office:value-type="string" calcext:value-type="string">
            <text:p>http://data.perseus.org/catalog/urn:cts:latinLit:stoa0209.stoa002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43]=&quot;oui&quot;;CONCATENATE(&quot;https://github.com/PerseusDL/canonical-&quot;;IF([.I43]=&quot;GR&quot;;&quot;greekLit&quot;;&quot;latinLit&quot;);&quot;/tree/master/data/&quot;;MID(SUBSTITUTE([.N43];&quot;.&quot;;&quot;/&quot;);50;100));&quot;&quot;)">
            <text:p/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EMESIANUS</text:p>
          </table:table-cell>
          <table:table-cell office:value-type="string" calcext:value-type="string">
            <text:p>http://catalog.perseus.org/catalog/urn:cite:perseus:author.965</text:p>
          </table:table-cell>
          <table:table-cell office:value-type="string" calcext:value-type="string">
            <text:p>urn:cite:perseus:author.965</text:p>
          </table:table-cell>
          <table:table-cell office:value-type="string" calcext:value-type="string">
            <text:p>stoa0209</text:p>
          </table:table-cell>
          <table:table-cell table:number-columns-repeated="2" office:value-type="string" calcext:value-type="string">
            <text:p>Nemesianus, Marcus Aurelius Olympius</text:p>
          </table:table-cell>
          <table:table-cell office:value-type="string" calcext:value-type="string">
            <text:p>III AD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De aucupio</text:p>
          </table:table-cell>
          <table:table-cell office:value-type="string" calcext:value-type="string">
            <text:p>On Bird-catching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5"/>
          <table:table-cell table:formula="of:=IF([.O44]=&quot;oui&quot;;CONCATENATE(&quot;https://github.com/PerseusDL/canonical-&quot;;IF([.I44]=&quot;GR&quot;;&quot;greekLit&quot;;&quot;latinLit&quot;);&quot;/tree/master/data/&quot;;MID(SUBSTITUTE([.N44];&quot;.&quot;;&quot;/&quot;);50;100));&quot;&quot;)">
            <text:p/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ICANDER</text:p>
          </table:table-cell>
          <table:table-cell office:value-type="string" calcext:value-type="string">
            <text:p>http://catalog.perseus.org/catalog/urn:cite:perseus:author.974</text:p>
          </table:table-cell>
          <table:table-cell office:value-type="string" calcext:value-type="string">
            <text:p>urn:cite:perseus:author.974</text:p>
          </table:table-cell>
          <table:table-cell office:value-type="string" calcext:value-type="string">
            <text:p>tlg0022</text:p>
          </table:table-cell>
          <table:table-cell office:value-type="string" calcext:value-type="string">
            <text:p>Nicandre de Colophon</text:p>
          </table:table-cell>
          <table:table-cell office:value-type="string" calcext:value-type="string">
            <text:p>Nicander of Colophon</text:p>
          </table:table-cell>
          <table:table-cell office:value-type="string" calcext:value-type="string">
            <text:p>II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Theriaca</text:p>
          </table:table-cell>
          <table:table-cell office:value-type="string" calcext:value-type="string">
            <text:p>Of Venomous Animals</text:p>
          </table:table-cell>
          <table:table-cell office:value-type="string" calcext:value-type="string">
            <text:p>urn:cts:greekLit:tlg0022.tlg002</text:p>
          </table:table-cell>
          <table:table-cell office:value-type="string" calcext:value-type="string">
            <text:p>http://data.perseus.org/catalog/urn:cts:greekLit:tlg0022.tlg002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45]=&quot;oui&quot;;CONCATENATE(&quot;https://github.com/PerseusDL/canonical-&quot;;IF([.I45]=&quot;GR&quot;;&quot;greekLit&quot;;&quot;latinLit&quot;);&quot;/tree/master/data/&quot;;MID(SUBSTITUTE([.N45];&quot;.&quot;;&quot;/&quot;);50;100));&quot;&quot;)">
            <text:p/>
          </table:table-cell>
          <table:table-cell table:number-columns-repeated="1003"/>
        </table:table-row>
        <table:table-row table:style-name="ro2">
          <table:table-cell office:value-type="string" calcext:value-type="string">
            <text:p>OPPIANUS-1</text:p>
          </table:table-cell>
          <table:table-cell office:value-type="string" calcext:value-type="string">
            <text:p>http://catalog.perseus.org/catalog/urn:cite:perseus:author.1015</text:p>
          </table:table-cell>
          <table:table-cell office:value-type="string" calcext:value-type="string">
            <text:p>urn:cite:perseus:author.1015</text:p>
          </table:table-cell>
          <table:table-cell office:value-type="string" calcext:value-type="string">
            <text:p>tlg0023</text:p>
          </table:table-cell>
          <table:table-cell office:value-type="string" calcext:value-type="string">
            <text:p>Oppien d'Anabarze</text:p>
          </table:table-cell>
          <table:table-cell office:value-type="string" calcext:value-type="string">
            <text:p>Oppian of Anabarzus</text:p>
          </table:table-cell>
          <table:table-cell office:value-type="string" calcext:value-type="string">
            <text:p>183- AD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῾Αλιευτικά</text:p>
          </table:table-cell>
          <table:table-cell office:value-type="string" calcext:value-type="string">
            <text:p>Halieutica</text:p>
          </table:table-cell>
          <table:table-cell/>
          <table:table-cell office:value-type="string" calcext:value-type="string">
            <text:p>urn:cts:greekLit:tlg0023.tlg001</text:p>
          </table:table-cell>
          <table:table-cell office:value-type="string" calcext:value-type="string">
            <text:p>http://data.perseus.org/catalog/urn:cts:greekLit:tlg0023.tlg00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23.tlg001.perseus-grc1" xlink:type="simple">http://data.perseus.org/texts/urn:cts:greekLit:tlg0023.tlg001.perseus-grc1</text:a></text:p>
          </table:table-cell>
          <table:table-cell office:value-type="string" calcext:value-type="string">
            <text:p>livre/vers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formula="of:=IF([.O46]=&quot;oui&quot;;CONCATENATE(&quot;https://github.com/PerseusDL/canonical-&quot;;IF([.I46]=&quot;GR&quot;;&quot;greekLit&quot;;&quot;latinLit&quot;);&quot;/tree/master/data/&quot;;MID(SUBSTITUTE([.N46];&quot;.&quot;;&quot;/&quot;);50;100));&quot;&quot;)" office:value-type="string" office:string-value="https://github.com/PerseusDL/canonical-greekLit/tree/master/data/tlg0023/tlg001" calcext:value-type="string">
            <text:p>https://github.com/PerseusDL/canonical-greekLit/tree/master/data/tlg0023/tlg001</text:p>
          </table:table-cell>
          <table:table-cell/>
          <table:table-cell office:value-type="string" calcext:value-type="string">
            <text:p>Oppian. A. W. Mair. Oppian, Colluthus, Tryphiodorus with an English Translation by A.W. Mair. London, William Heinemann, Ltd.; New York: G.P. Putnam's Sons. 1928</text:p>
          </table:table-cell>
          <table:table-cell/>
          <table:table-cell office:value-type="string" calcext:value-type="string">
            <text:p>complete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PPIANUS-2</text:p>
          </table:table-cell>
          <table:table-cell office:value-type="string" calcext:value-type="string">
            <text:p>http://catalog.perseus.org/catalog/urn:cite:perseus:author.1016</text:p>
          </table:table-cell>
          <table:table-cell office:value-type="string" calcext:value-type="string">
            <text:p>urn:cite:perseus:author.1016</text:p>
          </table:table-cell>
          <table:table-cell office:value-type="string" calcext:value-type="string">
            <text:p>tlg0024</text:p>
          </table:table-cell>
          <table:table-cell office:value-type="string" calcext:value-type="string">
            <text:p>Oppien d'Apamée</text:p>
          </table:table-cell>
          <table:table-cell office:value-type="string" calcext:value-type="string">
            <text:p>Oppian of Apamea</text:p>
          </table:table-cell>
          <table:table-cell office:value-type="string" calcext:value-type="string">
            <text:p>III AD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Κυνηγετικά</text:p>
          </table:table-cell>
          <table:table-cell office:value-type="string" calcext:value-type="string">
            <text:p>Cynegetica</text:p>
          </table:table-cell>
          <table:table-cell/>
          <table:table-cell office:value-type="string" calcext:value-type="string">
            <text:p>urn:cts:greekLit:tlg0024.tlg001</text:p>
          </table:table-cell>
          <table:table-cell office:value-type="string" calcext:value-type="string">
            <text:p>http://data.perseus.org/catalog/urn:cts:greekLit:tlg0024.tlg00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24.tlg001.perseus-grc1" xlink:type="simple">http://data.perseus.org/texts/urn:cts:greekLit:tlg0024.tlg001.perseus-grc1</text:a></text:p>
          </table:table-cell>
          <table:table-cell office:value-type="string" calcext:value-type="string">
            <text:p>livre/vers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formula="of:=IF([.O47]=&quot;oui&quot;;CONCATENATE(&quot;https://github.com/PerseusDL/canonical-&quot;;IF([.I47]=&quot;GR&quot;;&quot;greekLit&quot;;&quot;latinLit&quot;);&quot;/tree/master/data/&quot;;MID(SUBSTITUTE([.N47];&quot;.&quot;;&quot;/&quot;);50;100));&quot;&quot;)" office:value-type="string" office:string-value="https://github.com/PerseusDL/canonical-greekLit/tree/master/data/tlg0024/tlg001" calcext:value-type="string">
            <text:p>https://github.com/PerseusDL/canonical-greekLit/tree/master/data/tlg0024/tlg001</text:p>
          </table:table-cell>
          <table:table-cell/>
          <table:table-cell office:value-type="string" calcext:value-type="string">
            <text:p>Oppian. A. W. Mair. Oppian, Colluthus, Tryphiodorus with an English Translation by A.W. Mair. London, William Heinemann, Ltd.; New York: G.P. Putnam's Sons. 1928</text:p>
          </table:table-cell>
          <table:table-cell/>
          <table:table-cell office:value-type="string" calcext:value-type="string">
            <text:p>complet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VIDIUS</text:p>
          </table:table-cell>
          <table:table-cell office:value-type="string" calcext:value-type="string">
            <text:p>http://catalog.perseus.org/catalog/urn:cite:perseus:author.1018</text:p>
          </table:table-cell>
          <table:table-cell office:value-type="string" calcext:value-type="string">
            <text:p>urn:cite:perseus:author.1018</text:p>
          </table:table-cell>
          <table:table-cell office:value-type="string" calcext:value-type="string">
            <text:p>stoa0216</text:p>
          </table:table-cell>
          <table:table-cell office:value-type="string" calcext:value-type="string">
            <text:p>Ovide</text:p>
          </table:table-cell>
          <table:table-cell office:value-type="string" calcext:value-type="string">
            <text:p>Ovidius</text:p>
          </table:table-cell>
          <table:table-cell office:value-type="string" calcext:value-type="string">
            <text:p>43 BC - 17 AD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alieutica</text:p>
          </table:table-cell>
          <table:table-cell/>
          <table:table-cell office:value-type="string" calcext:value-type="string">
            <text:p>urn:cts:latinLit:phi0959.phi014</text:p>
          </table:table-cell>
          <table:table-cell office:value-type="string" calcext:value-type="string">
            <text:p>http://data.perseus.org/catalog/urn:cts:latinLit:phi0959.phi014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48]=&quot;oui&quot;;CONCATENATE(&quot;https://github.com/PerseusDL/canonical-&quot;;IF([.I48]=&quot;GR&quot;;&quot;greekLit&quot;;&quot;latinLit&quot;);&quot;/tree/master/data/&quot;;MID(SUBSTITUTE([.N48];&quot;.&quot;;&quot;/&quot;);50;100));&quot;&quot;)">
            <text:p/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HAEDRUS</text:p>
          </table:table-cell>
          <table:table-cell office:value-type="string" calcext:value-type="string">
            <text:p>http://catalog.perseus.org/catalog/urn:cite:perseus:author.1068</text:p>
          </table:table-cell>
          <table:table-cell office:value-type="string" calcext:value-type="string">
            <text:p>urn:cite:perseus:author.1068</text:p>
          </table:table-cell>
          <table:table-cell office:value-type="string" calcext:value-type="string">
            <text:p>phi0975</text:p>
          </table:table-cell>
          <table:table-cell table:number-columns-repeated="4"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Fabulae</text:p>
          </table:table-cell>
          <table:table-cell office:value-type="string" calcext:value-type="string">
            <text:p>Fables</text:p>
          </table:table-cell>
          <table:table-cell office:value-type="string" calcext:value-type="string">
            <text:p>urn:cts:latinLit:phi0975.phi001</text:p>
          </table:table-cell>
          <table:table-cell office:value-type="string" calcext:value-type="string">
            <text:p>http://data.perseus.org/catalog/urn:cts:latinLit:phi0975.phi00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latinLit:phi0975.phi001.perseus-lat1" xlink:type="simple">http://data.perseus.org/texts/urn:cts:latinLit:phi0975.phi001.perseus-lat1</text:a></text:p>
          </table:table-cell>
          <table:table-cell office:value-type="string" calcext:value-type="string">
            <text:p>livre/poem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formula="of:=IF([.O49]=&quot;oui&quot;;CONCATENATE(&quot;https://github.com/PerseusDL/canonical-&quot;;IF([.I49]=&quot;GR&quot;;&quot;greekLit&quot;;&quot;latinLit&quot;);&quot;/tree/master/data/&quot;;MID(SUBSTITUTE([.N49];&quot;.&quot;;&quot;/&quot;);50;100));&quot;&quot;)" office:value-type="string" office:string-value="https://github.com/PerseusDL/canonical-latinLit/tree/master/data/phi0975/phi001" calcext:value-type="string">
            <text:p>https://github.com/PerseusDL/canonical-latinLit/tree/master/data/phi0975/phi001</text:p>
          </table:table-cell>
          <table:table-cell/>
          <table:table-cell office:value-type="string" calcext:value-type="string">
            <text:p>Fabulae Aesopiae. Phaedrus, Augusti libertus. L. Mueller. Leipzig. B. G. Teubner. 18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HILO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Philo of Alexandria</text:p>
          </table:table-cell>
          <table:table-cell office:value-type="string" calcext:value-type="string">
            <text:p>Philon d'Alexandrie</text:p>
          </table:table-cell>
          <table:table-cell office:value-type="string" calcext:value-type="string">
            <text:p>c. 20 BC - c. 45 AD</text:p>
          </table:table-cell>
          <table:table-cell/>
          <table:table-cell office:value-type="string" calcext:value-type="string">
            <text:p>GR</text:p>
          </table:table-cell>
          <table:table-cell table:number-columns-repeated="2"/>
          <table:table-cell office:value-type="string" calcext:value-type="string">
            <text:p>On the eternity of the world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5"/>
          <table:table-cell table:formula="of:=IF([.O50]=&quot;oui&quot;;CONCATENATE(&quot;https://github.com/PerseusDL/canonical-&quot;;IF([.I50]=&quot;GR&quot;;&quot;greekLit&quot;;&quot;latinLit&quot;);&quot;/tree/master/data/&quot;;MID(SUBSTITUTE([.N50];&quot;.&quot;;&quot;/&quot;);50;100));&quot;&quot;)">
            <text:p/>
          </table:table-cell>
          <table:table-cell table:number-columns-repeated="3"/>
          <table:table-cell office:value-type="string" calcext:value-type="string">
            <text:p>parti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HILO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Philo of Alexandria</text:p>
          </table:table-cell>
          <table:table-cell office:value-type="string" calcext:value-type="string">
            <text:p>Philon d'Alexandrie</text:p>
          </table:table-cell>
          <table:table-cell office:value-type="string" calcext:value-type="string">
            <text:p>c. 20 BC - c. 45 AD</text:p>
          </table:table-cell>
          <table:table-cell/>
          <table:table-cell office:value-type="string" calcext:value-type="string">
            <text:p>GR</text:p>
          </table:table-cell>
          <table:table-cell table:number-columns-repeated="2"/>
          <table:table-cell office:value-type="string" calcext:value-type="string">
            <text:p>On husbandry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5"/>
          <table:table-cell table:formula="of:=IF([.O51]=&quot;oui&quot;;CONCATENATE(&quot;https://github.com/PerseusDL/canonical-&quot;;IF([.I51]=&quot;GR&quot;;&quot;greekLit&quot;;&quot;latinLit&quot;);&quot;/tree/master/data/&quot;;MID(SUBSTITUTE([.N51];&quot;.&quot;;&quot;/&quot;);50;100));&quot;&quot;)">
            <text:p/>
          </table:table-cell>
          <table:table-cell table:number-columns-repeated="3"/>
          <table:table-cell office:value-type="string" calcext:value-type="string">
            <text:p>parti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HILO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Philo of Alexandria</text:p>
          </table:table-cell>
          <table:table-cell office:value-type="string" calcext:value-type="string">
            <text:p>Philon d'Alexandrie</text:p>
          </table:table-cell>
          <table:table-cell office:value-type="string" calcext:value-type="string">
            <text:p>c. 20 BC - c. 45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plantatione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5"/>
          <table:table-cell table:formula="of:=IF([.O52]=&quot;oui&quot;;CONCATENATE(&quot;https://github.com/PerseusDL/canonical-&quot;;IF([.I52]=&quot;GR&quot;;&quot;greekLit&quot;;&quot;latinLit&quot;);&quot;/tree/master/data/&quot;;MID(SUBSTITUTE([.N52];&quot;.&quot;;&quot;/&quot;);50;100));&quot;&quot;)">
            <text:p/>
          </table:table-cell>
          <table:table-cell table:number-columns-repeated="3"/>
          <table:table-cell office:value-type="string" calcext:value-type="string">
            <text:p>parti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HILO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Philo of Alexandria</text:p>
          </table:table-cell>
          <table:table-cell office:value-type="string" calcext:value-type="string">
            <text:p>Philon d'Alexandrie</text:p>
          </table:table-cell>
          <table:table-cell office:value-type="string" calcext:value-type="string">
            <text:p>c. 20 BC - c. 45 AD</text:p>
          </table:table-cell>
          <table:table-cell/>
          <table:table-cell office:value-type="string" calcext:value-type="string">
            <text:p>GR</text:p>
          </table:table-cell>
          <table:table-cell table:number-columns-repeated="2"/>
          <table:table-cell office:value-type="string" calcext:value-type="string">
            <text:p>On dreams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5"/>
          <table:table-cell table:formula="of:=IF([.O53]=&quot;oui&quot;;CONCATENATE(&quot;https://github.com/PerseusDL/canonical-&quot;;IF([.I53]=&quot;GR&quot;;&quot;greekLit&quot;;&quot;latinLit&quot;);&quot;/tree/master/data/&quot;;MID(SUBSTITUTE([.N53];&quot;.&quot;;&quot;/&quot;);50;100));&quot;&quot;)">
            <text:p/>
          </table:table-cell>
          <table:table-cell table:number-columns-repeated="3"/>
          <table:table-cell office:value-type="string" calcext:value-type="string">
            <text:p>parti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HILON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AR</text:p>
          </table:table-cell>
          <table:table-cell table:number-columns-repeated="5"/>
          <table:table-cell office:value-type="string" calcext:value-type="string">
            <text:p>œuvre a preciser</text:p>
          </table:table-cell>
          <table:table-cell table:number-columns-repeated="5"/>
          <table:table-cell table:formula="of:=IF([.O54]=&quot;oui&quot;;CONCATENATE(&quot;https://github.com/PerseusDL/canonical-&quot;;IF([.I54]=&quot;GR&quot;;&quot;greekLit&quot;;&quot;latinLit&quot;);&quot;/tree/master/data/&quot;;MID(SUBSTITUTE([.N54];&quot;.&quot;;&quot;/&quot;);50;100));&quot;&quot;)">
            <text:p/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HILOUMENOS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GR</text:p>
          </table:table-cell>
          <table:table-cell table:number-columns-repeated="5"/>
          <table:table-cell office:value-type="string" calcext:value-type="string">
            <text:p>œuvre a preciser</text:p>
          </table:table-cell>
          <table:table-cell table:number-columns-repeated="5"/>
          <table:table-cell table:formula="of:=IF([.O55]=&quot;oui&quot;;CONCATENATE(&quot;https://github.com/PerseusDL/canonical-&quot;;IF([.I55]=&quot;GR&quot;;&quot;greekLit&quot;;&quot;latinLit&quot;);&quot;/tree/master/data/&quot;;MID(SUBSTITUTE([.N55];&quot;.&quot;;&quot;/&quot;);50;100));&quot;&quot;)">
            <text:p/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HYSIOLOGUS-G-I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GR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5"/>
          <table:table-cell table:formula="of:=IF([.O56]=&quot;oui&quot;;CONCATENATE(&quot;https://github.com/PerseusDL/canonical-&quot;;IF([.I56]=&quot;GR&quot;;&quot;greekLit&quot;;&quot;latinLit&quot;);&quot;/tree/master/data/&quot;;MID(SUBSTITUTE([.N56];&quot;.&quot;;&quot;/&quot;);50;100));&quot;&quot;)">
            <text:p/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HYSIOLOGUS-G-II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GR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5"/>
          <table:table-cell table:formula="of:=IF([.O57]=&quot;oui&quot;;CONCATENATE(&quot;https://github.com/PerseusDL/canonical-&quot;;IF([.I57]=&quot;GR&quot;;&quot;greekLit&quot;;&quot;latinLit&quot;);&quot;/tree/master/data/&quot;;MID(SUBSTITUTE([.N57];&quot;.&quot;;&quot;/&quot;);50;100));&quot;&quot;)">
            <text:p/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HYSIOLOGUS-G-III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GR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5"/>
          <table:table-cell table:formula="of:=IF([.O58]=&quot;oui&quot;;CONCATENATE(&quot;https://github.com/PerseusDL/canonical-&quot;;IF([.I58]=&quot;GR&quot;;&quot;greekLit&quot;;&quot;latinLit&quot;);&quot;/tree/master/data/&quot;;MID(SUBSTITUTE([.N58];&quot;.&quot;;&quot;/&quot;);50;100));&quot;&quot;)">
            <text:p/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HYSIOLOGUS-L-A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LA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5"/>
          <table:table-cell table:formula="of:=IF([.O59]=&quot;oui&quot;;CONCATENATE(&quot;https://github.com/PerseusDL/canonical-&quot;;IF([.I59]=&quot;GR&quot;;&quot;greekLit&quot;;&quot;latinLit&quot;);&quot;/tree/master/data/&quot;;MID(SUBSTITUTE([.N59];&quot;.&quot;;&quot;/&quot;);50;100));&quot;&quot;)">
            <text:p/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HYSIOLOGUS-L-B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LA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5"/>
          <table:table-cell table:formula="of:=IF([.O60]=&quot;oui&quot;;CONCATENATE(&quot;https://github.com/PerseusDL/canonical-&quot;;IF([.I60]=&quot;GR&quot;;&quot;greekLit&quot;;&quot;latinLit&quot;);&quot;/tree/master/data/&quot;;MID(SUBSTITUTE([.N60];&quot;.&quot;;&quot;/&quot;);50;100));&quot;&quot;)">
            <text:p/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HYSIOLOGUS-L-C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LA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5"/>
          <table:table-cell table:formula="of:=IF([.O61]=&quot;oui&quot;;CONCATENATE(&quot;https://github.com/PerseusDL/canonical-&quot;;IF([.I61]=&quot;GR&quot;;&quot;greekLit&quot;;&quot;latinLit&quot;);&quot;/tree/master/data/&quot;;MID(SUBSTITUTE([.N61];&quot;.&quot;;&quot;/&quot;);50;100));&quot;&quot;)">
            <text:p/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HYSIOLOGUS-L-Y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LA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5"/>
          <table:table-cell table:formula="of:=IF([.O62]=&quot;oui&quot;;CONCATENATE(&quot;https://github.com/PerseusDL/canonical-&quot;;IF([.I62]=&quot;GR&quot;;&quot;greekLit&quot;;&quot;latinLit&quot;);&quot;/tree/master/data/&quot;;MID(SUBSTITUTE([.N62];&quot;.&quot;;&quot;/&quot;);50;100));&quot;&quot;)">
            <text:p/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TO</text:p>
          </table:table-cell>
          <table:table-cell office:value-type="string" calcext:value-type="string">
            <text:p>http://catalog.perseus.org/catalog/urn:cite:perseus:author.1137</text:p>
          </table:table-cell>
          <table:table-cell office:value-type="string" calcext:value-type="string">
            <text:p>urn:cite:perseus:author.1137</text:p>
          </table:table-cell>
          <table:table-cell office:value-type="string" calcext:value-type="string">
            <text:p>tlg0059</text:p>
          </table:table-cell>
          <table:table-cell office:value-type="string" calcext:value-type="string">
            <text:p>Plato</text:p>
          </table:table-cell>
          <table:table-cell office:value-type="string" calcext:value-type="string">
            <text:p>Platon</text:p>
          </table:table-cell>
          <table:table-cell office:value-type="string" calcext:value-type="string">
            <text:p>428 BC - 348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Timaeus</text:p>
          </table:table-cell>
          <table:table-cell/>
          <table:table-cell office:value-type="string" calcext:value-type="string">
            <text:p>urn:cts:greekLit:tlg0059.tlg031</text:p>
          </table:table-cell>
          <table:table-cell office:value-type="string" calcext:value-type="string">
            <text:p>http://data.perseus.org/catalog/urn:cts:greekLit:tlg0059.tlg03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59.tlg031.perseus-grc1" xlink:type="simple">http://data.perseus.org/texts/urn:cts:greekLit:tlg0059.tlg031.perseus-grc1</text:a></text:p>
          </table:table-cell>
          <table:table-cell office:value-type="string" calcext:value-type="string">
            <text:p>texte/section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formula="of:=IF([.O63]=&quot;oui&quot;;CONCATENATE(&quot;https://github.com/PerseusDL/canonical-&quot;;IF([.I63]=&quot;GR&quot;;&quot;greekLit&quot;;&quot;latinLit&quot;);&quot;/tree/master/data/&quot;;MID(SUBSTITUTE([.N63];&quot;.&quot;;&quot;/&quot;);50;100));&quot;&quot;)" office:value-type="string" office:string-value="https://github.com/PerseusDL/canonical-greekLit/tree/master/data/tlg0059/tlg031" calcext:value-type="string">
            <text:p>https://github.com/PerseusDL/canonical-greekLit/tree/master/data/tlg0059/tlg031</text:p>
          </table:table-cell>
          <table:table-cell/>
          <table:table-cell office:value-type="string" calcext:value-type="string">
            <text:p>Plato. Platonis Opera, ed. John Burnet. Oxford University Press. 1903</text:p>
          </table:table-cell>
          <table:table-cell/>
          <table:table-cell office:value-type="string" calcext:value-type="string">
            <text:p>partie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LINIUS</text:p>
          </table:table-cell>
          <table:table-cell office:value-type="string" calcext:value-type="string">
            <text:p>http://catalog.perseus.org/catalog/urn:cite:perseus:author.1141</text:p>
          </table:table-cell>
          <table:table-cell office:value-type="string" calcext:value-type="string">
            <text:p>urn:cite:perseus:author.1141</text:p>
          </table:table-cell>
          <table:table-cell office:value-type="string" calcext:value-type="string">
            <text:p>phi0978</text:p>
          </table:table-cell>
          <table:table-cell office:value-type="string" calcext:value-type="string">
            <text:p>Pline l'Ancien</text:p>
          </table:table-cell>
          <table:table-cell office:value-type="string" calcext:value-type="string">
            <text:p>Pliny the Elder</text:p>
          </table:table-cell>
          <table:table-cell office:value-type="string" calcext:value-type="string">
            <text:p>23 BC -79 AD</text:p>
          </table:table-cell>
          <table:table-cell office:value-type="string" calcext:value-type="string">
            <text:p>ca 70 AD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Naturalis Historia</text:p>
          </table:table-cell>
          <table:table-cell/>
          <table:table-cell office:value-type="string" calcext:value-type="string">
            <text:p>urn:cts:latinLit:phi0978.phi001</text:p>
          </table:table-cell>
          <table:table-cell table:style-name="ce2" office:value-type="string" calcext:value-type="string">
            <text:p><text:a xlink:href="http://data.perseus.org/catalog/urn:cts:latinLit:phi0978.phi001" xlink:type="simple">http://data.perseus.org/catalog/urn:cts:latinLit:phi0978.phi001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latinLit:phi0978.phi001.perseus-lat1" xlink:type="simple">http://data.perseus.org/texts/urn:cts:latinLit:phi0978.phi001.perseus-lat1</text:a></text:p>
          </table:table-cell>
          <table:table-cell office:value-type="string" calcext:value-type="string">
            <text:p>livre/chapitre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formula="of:=IF([.O64]=&quot;oui&quot;;CONCATENATE(&quot;https://github.com/PerseusDL/canonical-&quot;;IF([.I64]=&quot;GR&quot;;&quot;greekLit&quot;;&quot;latinLit&quot;);&quot;/tree/master/data/&quot;;MID(SUBSTITUTE([.N64];&quot;.&quot;;&quot;/&quot;);50;100));&quot;&quot;)" office:value-type="string" office:string-value="https://github.com/PerseusDL/canonical-latinLit/tree/master/data/phi0978/phi001" calcext:value-type="string">
            <text:p>https://github.com/PerseusDL/canonical-latinLit/tree/master/data/phi0978/phi001</text:p>
          </table:table-cell>
          <table:table-cell/>
          <table:table-cell office:value-type="string" calcext:value-type="string">
            <text:p>Naturalis Historia. Pliny the Elder. Karl Friedrich Theodor Mayhoff. Lipsiae. Teubner. 1906</text:p>
          </table:table-cell>
          <table:table-cell/>
          <table:table-cell office:value-type="string" calcext:value-type="string">
            <text:p>books 8-11, 28-30, 3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LUTARCHUS</text:p>
          </table:table-cell>
          <table:table-cell office:value-type="string" calcext:value-type="string">
            <text:p>http://catalog.perseus.org/catalog/urn:cite:perseus:author.1144</text:p>
          </table:table-cell>
          <table:table-cell office:value-type="string" calcext:value-type="string">
            <text:p>urn:cite:perseus:author.1144</text:p>
          </table:table-cell>
          <table:table-cell office:value-type="string" calcext:value-type="string">
            <text:p>tlg0007</text:p>
          </table:table-cell>
          <table:table-cell office:value-type="string" calcext:value-type="string">
            <text:p>Plutarque</text:p>
          </table:table-cell>
          <table:table-cell office:value-type="string" calcext:value-type="string">
            <text:p>Plutarch</text:p>
          </table:table-cell>
          <table:table-cell office:value-type="string" calcext:value-type="string">
            <text:p>c. 46 AD - 12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amore prolis</text:p>
          </table:table-cell>
          <table:table-cell office:value-type="string" calcext:value-type="string">
            <text:p>On affection for offsprings</text:p>
          </table:table-cell>
          <table:table-cell office:value-type="string" calcext:value-type="string">
            <text:p>urn:cts:greekLit:tlg0007.tlg098</text:p>
          </table:table-cell>
          <table:table-cell table:style-name="ce2" office:value-type="string" calcext:value-type="string">
            <text:p><text:a xlink:href="http://data.perseus.org/catalog/urn:cts:greekLit:tlg0007.tlg098" xlink:type="simple">http://data.perseus.org/catalog/urn:cts:greekLit:tlg0007.tlg098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07.tlg098.perseus-grc1" xlink:type="simple">http://data.perseus.org/texts/urn:cts:greekLit:tlg0007.tlg098.perseus-grc1</text:a></text:p>
          </table:table-cell>
          <table:table-cell office:value-type="string" calcext:value-type="string">
            <text:p>stephpag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formula="of:=IF([.O65]=&quot;oui&quot;;CONCATENATE(&quot;https://github.com/PerseusDL/canonical-&quot;;IF([.I65]=&quot;GR&quot;;&quot;greekLit&quot;;&quot;latinLit&quot;);&quot;/tree/master/data/&quot;;MID(SUBSTITUTE([.N65];&quot;.&quot;;&quot;/&quot;);50;100));&quot;&quot;)" office:value-type="string" office:string-value="https://github.com/PerseusDL/canonical-greekLit/tree/master/data/tlg0007/tlg098" calcext:value-type="string">
            <text:p>https://github.com/PerseusDL/canonical-greekLit/tree/master/data/tlg0007/tlg098</text:p>
          </table:table-cell>
          <table:table-cell/>
          <table:table-cell office:value-type="string" calcext:value-type="string">
            <text:p>Plutarch. Moralia. Gregorius N. Bernardakis. Leipzig. Teubner. 1891. 3</text:p>
          </table:table-cell>
          <table:table-cell/>
          <table:table-cell office:value-type="string" calcext:value-type="string">
            <text:p>Moralia.493A-497E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LUTARCHUS</text:p>
          </table:table-cell>
          <table:table-cell office:value-type="string" calcext:value-type="string">
            <text:p>http://catalog.perseus.org/catalog/urn:cite:perseus:author.1144</text:p>
          </table:table-cell>
          <table:table-cell office:value-type="string" calcext:value-type="string">
            <text:p>urn:cite:perseus:author.1144</text:p>
          </table:table-cell>
          <table:table-cell office:value-type="string" calcext:value-type="string">
            <text:p>tlg0007</text:p>
          </table:table-cell>
          <table:table-cell office:value-type="string" calcext:value-type="string">
            <text:p>Plutarque</text:p>
          </table:table-cell>
          <table:table-cell office:value-type="string" calcext:value-type="string">
            <text:p>Plutarch</text:p>
          </table:table-cell>
          <table:table-cell office:value-type="string" calcext:value-type="string">
            <text:p>c. 46 AD - 12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sollertia animalium</text:p>
          </table:table-cell>
          <table:table-cell office:value-type="string" calcext:value-type="string">
            <text:p>Whether Land or Sea Animals Are Cleverer</text:p>
          </table:table-cell>
          <table:table-cell office:value-type="string" calcext:value-type="string">
            <text:p>urn:cts:greekLit:tlg0007.tlg129</text:p>
          </table:table-cell>
          <table:table-cell table:style-name="ce2" office:value-type="string" calcext:value-type="string">
            <text:p><text:a xlink:href="http://data.perseus.org/catalog/urn:cts:greekLit:tlg0007.tlg129" xlink:type="simple">http://data.perseus.org/catalog/urn:cts:greekLit:tlg0007.tlg129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07.tlg129.perseus-grc1" xlink:type="simple">http://data.perseus.org/texts/urn:cts:greekLit:tlg0007.tlg129.perseus-grc1</text:a></text:p>
          </table:table-cell>
          <table:table-cell office:value-type="string" calcext:value-type="string">
            <text:p>stephpag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formula="of:=IF([.O66]=&quot;oui&quot;;CONCATENATE(&quot;https://github.com/PerseusDL/canonical-&quot;;IF([.I66]=&quot;GR&quot;;&quot;greekLit&quot;;&quot;latinLit&quot;);&quot;/tree/master/data/&quot;;MID(SUBSTITUTE([.N66];&quot;.&quot;;&quot;/&quot;);50;100));&quot;&quot;)" office:value-type="string" office:string-value="https://github.com/PerseusDL/canonical-greekLit/tree/master/data/tlg0007/tlg129" calcext:value-type="string">
            <text:p>https://github.com/PerseusDL/canonical-greekLit/tree/master/data/tlg0007/tlg129</text:p>
          </table:table-cell>
          <table:table-cell table:number-columns-repeated="3"/>
          <table:table-cell office:value-type="string" calcext:value-type="string">
            <text:p>Moralia. 959B-985C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LUTARCHUS</text:p>
          </table:table-cell>
          <table:table-cell office:value-type="string" calcext:value-type="string">
            <text:p>http://catalog.perseus.org/catalog/urn:cite:perseus:author.1144</text:p>
          </table:table-cell>
          <table:table-cell office:value-type="string" calcext:value-type="string">
            <text:p>urn:cite:perseus:author.1144</text:p>
          </table:table-cell>
          <table:table-cell office:value-type="string" calcext:value-type="string">
            <text:p>tlg0007</text:p>
          </table:table-cell>
          <table:table-cell office:value-type="string" calcext:value-type="string">
            <text:p>Plutarque</text:p>
          </table:table-cell>
          <table:table-cell office:value-type="string" calcext:value-type="string">
            <text:p>Plutarch</text:p>
          </table:table-cell>
          <table:table-cell office:value-type="string" calcext:value-type="string">
            <text:p>c. 46 AD - 12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Bruta animalia ratione uti</text:p>
          </table:table-cell>
          <table:table-cell office:value-type="string" calcext:value-type="string">
            <text:p>Beasts are rationals</text:p>
          </table:table-cell>
          <table:table-cell office:value-type="string" calcext:value-type="string">
            <text:p>urn:cts:greekLit:tlg0007.tlg130</text:p>
          </table:table-cell>
          <table:table-cell table:style-name="ce2" office:value-type="string" calcext:value-type="string">
            <text:p><text:a xlink:href="http://data.perseus.org/catalog/urn:cts:greekLit:tlg0007.tlg130" xlink:type="simple">http://data.perseus.org/catalog/urn:cts:greekLit:tlg0007.tlg130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07.tlg130.perseus-grc1" xlink:type="simple">http://data.perseus.org/texts/urn:cts:greekLit:tlg0007.tlg130.perseus-grc1</text:a></text:p>
          </table:table-cell>
          <table:table-cell office:value-type="string" calcext:value-type="string">
            <text:p>stephpag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formula="of:=IF([.O67]=&quot;oui&quot;;CONCATENATE(&quot;https://github.com/PerseusDL/canonical-&quot;;IF([.I67]=&quot;GR&quot;;&quot;greekLit&quot;;&quot;latinLit&quot;);&quot;/tree/master/data/&quot;;MID(SUBSTITUTE([.N67];&quot;.&quot;;&quot;/&quot;);50;100));&quot;&quot;)" office:value-type="string" office:string-value="https://github.com/PerseusDL/canonical-greekLit/tree/master/data/tlg0007/tlg130" calcext:value-type="string">
            <text:p>https://github.com/PerseusDL/canonical-greekLit/tree/master/data/tlg0007/tlg130</text:p>
          </table:table-cell>
          <table:table-cell table:number-columns-repeated="3"/>
          <table:table-cell office:value-type="string" calcext:value-type="string">
            <text:p>Moralia. 985D-992E</text:p>
          </table:table-cell>
          <table:table-cell table:number-columns-repeated="999"/>
        </table:table-row>
        <table:table-row table:style-name="ro7">
          <table:table-cell office:value-type="string" calcext:value-type="string">
            <text:p>PLUTARCHUS</text:p>
          </table:table-cell>
          <table:table-cell office:value-type="string" calcext:value-type="string">
            <text:p>http://catalog.perseus.org/catalog/urn:cite:perseus:author.1144</text:p>
          </table:table-cell>
          <table:table-cell office:value-type="string" calcext:value-type="string">
            <text:p>urn:cite:perseus:author.1144</text:p>
          </table:table-cell>
          <table:table-cell office:value-type="string" calcext:value-type="string">
            <text:p>tlg0007</text:p>
          </table:table-cell>
          <table:table-cell office:value-type="string" calcext:value-type="string">
            <text:p>Plutarque</text:p>
          </table:table-cell>
          <table:table-cell office:value-type="string" calcext:value-type="string">
            <text:p>Plutarch</text:p>
          </table:table-cell>
          <table:table-cell office:value-type="string" calcext:value-type="string">
            <text:p>c. 46 AD - 12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usu carnium</text:p>
          </table:table-cell>
          <table:table-cell office:value-type="string" calcext:value-type="string">
            <text:p>The eating of flesh</text:p>
          </table:table-cell>
          <table:table-cell office:value-type="string" calcext:value-type="string">
            <text:p>urn:cts:greekLit:tlg0007.tlg132</text:p>
          </table:table-cell>
          <table:table-cell table:style-name="ce2" office:value-type="string" calcext:value-type="string">
            <text:p><text:a xlink:href="http://data.perseus.org/catalog/urn:cts:greekLit:tlg0007.tlg132" xlink:type="simple">http://data.perseus.org/catalog/urn:cts:greekLit:tlg0007.tlg132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07.tlg132.perseus-grc1" xlink:type="simple">http://data.perseus.org/texts/urn:cts:greekLit:tlg0007.tlg132.perseus-grc1</text:a></text:p>
          </table:table-cell>
          <table:table-cell office:value-type="string" calcext:value-type="string">
            <text:p>stephpag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formula="of:=IF([.O68]=&quot;oui&quot;;CONCATENATE(&quot;https://github.com/PerseusDL/canonical-&quot;;IF([.I68]=&quot;GR&quot;;&quot;greekLit&quot;;&quot;latinLit&quot;);&quot;/tree/master/data/&quot;;MID(SUBSTITUTE([.N68];&quot;.&quot;;&quot;/&quot;);50;100));&quot;&quot;)" office:value-type="string" office:string-value="https://github.com/PerseusDL/canonical-greekLit/tree/master/data/tlg0007/tlg132" calcext:value-type="string">
            <text:p>https://github.com/PerseusDL/canonical-greekLit/tree/master/data/tlg0007/tlg132</text:p>
          </table:table-cell>
          <table:table-cell/>
          <table:table-cell table:style-name="ce6" office:value-type="string" calcext:value-type="string">
            <text:p>Plutarch. Moralia. Gregorius N. Bernardakis. Leipzig. Teubner. 1895. 6</text:p>
          </table:table-cell>
          <table:table-cell/>
          <table:table-cell office:value-type="string" calcext:value-type="string">
            <text:p>Moralia. 993A-999B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PLUTARCHUS</text:p>
          </table:table-cell>
          <table:table-cell office:value-type="string" calcext:value-type="string">
            <text:p>http://catalog.perseus.org/catalog/urn:cite:perseus:author.1144</text:p>
          </table:table-cell>
          <table:table-cell office:value-type="string" calcext:value-type="string">
            <text:p>urn:cite:perseus:author.1144</text:p>
          </table:table-cell>
          <table:table-cell office:value-type="string" calcext:value-type="string">
            <text:p>tlg0007</text:p>
          </table:table-cell>
          <table:table-cell office:value-type="string" calcext:value-type="string">
            <text:p>Plutarque</text:p>
          </table:table-cell>
          <table:table-cell office:value-type="string" calcext:value-type="string">
            <text:p>Plutarch</text:p>
          </table:table-cell>
          <table:table-cell office:value-type="string" calcext:value-type="string">
            <text:p>c. 46 AD - 12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Quaestiones Naturales</text:p>
          </table:table-cell>
          <table:table-cell office:value-type="string" calcext:value-type="string">
            <text:p>Causes of natural phenomena</text:p>
          </table:table-cell>
          <table:table-cell office:value-type="string" calcext:value-type="string">
            <text:p>urn:cts:greekLit:tlg0007.tlg125</text:p>
          </table:table-cell>
          <table:table-cell table:style-name="ce2" office:value-type="string" calcext:value-type="string">
            <text:p><text:a xlink:href="http://data.perseus.org/catalog/urn:cts:greekLit:tlg0007.tlg125" xlink:type="simple">http://data.perseus.org/catalog/urn:cts:greekLit:tlg0007.tlg125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07.tlg125.perseus-grc1" xlink:type="simple">http://data.perseus.org/texts/urn:cts:greekLit:tlg0007.tlg125.perseus-grc1</text:a></text:p>
          </table:table-cell>
          <table:table-cell office:value-type="string" calcext:value-type="string">
            <text:p>stephpag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formula="of:=IF([.O69]=&quot;oui&quot;;CONCATENATE(&quot;https://github.com/PerseusDL/canonical-&quot;;IF([.I69]=&quot;GR&quot;;&quot;greekLit&quot;;&quot;latinLit&quot;);&quot;/tree/master/data/&quot;;MID(SUBSTITUTE([.N69];&quot;.&quot;;&quot;/&quot;);50;100));&quot;&quot;)" office:value-type="string" office:string-value="https://github.com/PerseusDL/canonical-greekLit/tree/master/data/tlg0007/tlg125" calcext:value-type="string">
            <text:p>https://github.com/PerseusDL/canonical-greekLit/tree/master/data/tlg0007/tlg125</text:p>
          </table:table-cell>
          <table:table-cell table:number-columns-repeated="3"/>
          <table:table-cell office:value-type="string" calcext:value-type="string">
            <text:p>Moralia. 911C-919E </text:p>
          </table:table-cell>
          <table:table-cell table:number-columns-repeated="6"/>
          <table:table-cell office:value-type="string" calcext:value-type="string">
            <text:p>&amp; 8 additional questions (Longolius)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ORPHYRIUS</text:p>
          </table:table-cell>
          <table:table-cell office:value-type="string" calcext:value-type="string">
            <text:p>http://catalog.perseus.org/catalog/urn:cite:perseus:author.1170</text:p>
          </table:table-cell>
          <table:table-cell office:value-type="string" calcext:value-type="string">
            <text:p>urn:cite:perseus:author.1170</text:p>
          </table:table-cell>
          <table:table-cell office:value-type="string" calcext:value-type="string">
            <text:p>tlg2034</text:p>
          </table:table-cell>
          <table:table-cell office:value-type="string" calcext:value-type="string">
            <text:p>Porphyre</text:p>
          </table:table-cell>
          <table:table-cell office:value-type="string" calcext:value-type="string">
            <text:p>Porphyry</text:p>
          </table:table-cell>
          <table:table-cell office:value-type="string" calcext:value-type="string">
            <text:p>c. 234 AD - c. 305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Abstinentia</text:p>
          </table:table-cell>
          <table:table-cell/>
          <table:table-cell office:value-type="string" calcext:value-type="string">
            <text:p>urn:cts:greekLit:tlg2034.tlg003</text:p>
          </table:table-cell>
          <table:table-cell office:value-type="string" calcext:value-type="string">
            <text:p>http://data.perseus.org/catalog/urn:cts:greekLit:tlg2034.tlg003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70]=&quot;oui&quot;;CONCATENATE(&quot;https://github.com/PerseusDL/canonical-&quot;;IF([.I70]=&quot;GR&quot;;&quot;greekLit&quot;;&quot;latinLit&quot;);&quot;/tree/master/data/&quot;;MID(SUBSTITUTE([.N70];&quot;.&quot;;&quot;/&quot;);50;100));&quot;&quot;)">
            <text:p/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S-DIOSCORIDE</text:p>
          </table:table-cell>
          <table:table-cell table:number-columns-repeated="7"/>
          <table:table-cell office:value-type="string" calcext:value-type="string">
            <text:p>GR</text:p>
          </table:table-cell>
          <table:table-cell table:number-columns-repeated="5"/>
          <table:table-cell office:value-type="string" calcext:value-type="string">
            <text:p>œuvre a preciser</text:p>
          </table:table-cell>
          <table:table-cell table:number-columns-repeated="5"/>
          <table:table-cell table:formula="of:=IF([.O71]=&quot;oui&quot;;CONCATENATE(&quot;https://github.com/PerseusDL/canonical-&quot;;IF([.I71]=&quot;GR&quot;;&quot;greekLit&quot;;&quot;latinLit&quot;);&quot;/tree/master/data/&quot;;MID(SUBSTITUTE([.N71];&quot;.&quot;;&quot;/&quot;);50;100));&quot;&quot;)">
            <text:p/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S. DENYS</text:p>
          </table:table-cell>
          <table:table-cell office:value-type="string" calcext:value-type="string">
            <text:p>http://catalog.perseus.org/catalog/urn:cite:perseus:author.505</text:p>
          </table:table-cell>
          <table:table-cell office:value-type="string" calcext:value-type="string">
            <text:p>urn:cite:perseus:author.505</text:p>
          </table:table-cell>
          <table:table-cell office:value-type="string" calcext:value-type="string">
            <text:p>tlg0084</text:p>
          </table:table-cell>
          <table:table-cell table:number-columns-repeated="2" office:value-type="string" calcext:value-type="string">
            <text:p>Dionysius Periegetes (pseudo)</text:p>
          </table:table-cell>
          <table:table-cell table:number-columns-repeated="2"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Ixeutica</text:p>
          </table:table-cell>
          <table:table-cell office:value-type="string" calcext:value-type="string">
            <text:p>Paraphrases on Bird-catching</text:p>
          </table:table-cell>
          <table:table-cell office:value-type="string" calcext:value-type="string">
            <text:p>urn:cts:greekLit:tlg0084.tlg003</text:p>
          </table:table-cell>
          <table:table-cell office:value-type="string" calcext:value-type="string">
            <text:p>http://data.perseus.org/catalog/urn:cts:greekLit:tlg0084.tlg003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72]=&quot;oui&quot;;CONCATENATE(&quot;https://github.com/PerseusDL/canonical-&quot;;IF([.I72]=&quot;GR&quot;;&quot;greekLit&quot;;&quot;latinLit&quot;);&quot;/tree/master/data/&quot;;MID(SUBSTITUTE([.N72];&quot;.&quot;;&quot;/&quot;);50;100));&quot;&quot;)">
            <text:p/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MONIDE</text:p>
          </table:table-cell>
          <table:table-cell office:value-type="string" calcext:value-type="string">
            <text:p>http://catalog.perseus.org/catalog/urn:cite:perseus:author.1267</text:p>
          </table:table-cell>
          <table:table-cell office:value-type="string" calcext:value-type="string">
            <text:p>urn:cite:perseus:author.1267</text:p>
          </table:table-cell>
          <table:table-cell office:value-type="string" calcext:value-type="string">
            <text:p>tlg0260</text:p>
          </table:table-cell>
          <table:table-cell office:value-type="string" calcext:value-type="string">
            <text:p>Sémonide d'Amorgos</text:p>
          </table:table-cell>
          <table:table-cell office:value-type="string" calcext:value-type="string">
            <text:p>Semonides of Amorgos</text:p>
          </table:table-cell>
          <table:table-cell office:value-type="string" calcext:value-type="string">
            <text:p>VII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Iamboi</text:p>
          </table:table-cell>
          <table:table-cell office:value-type="string" calcext:value-type="string">
            <text:p>Iambs</text:p>
          </table:table-cell>
          <table:table-cell office:value-type="string" calcext:value-type="string">
            <text:p>urn:cts:greekLit:tlg0260.tlg001</text:p>
          </table:table-cell>
          <table:table-cell office:value-type="string" calcext:value-type="string">
            <text:p>http://data.perseus.org/catalog/urn:cts:greekLit:tlg0260.tlg001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73]=&quot;oui&quot;;CONCATENATE(&quot;https://github.com/PerseusDL/canonical-&quot;;IF([.I73]=&quot;GR&quot;;&quot;greekLit&quot;;&quot;latinLit&quot;);&quot;/tree/master/data/&quot;;MID(SUBSTITUTE([.N73];&quot;.&quot;;&quot;/&quot;);50;100));&quot;&quot;)">
            <text:p/>
          </table:table-cell>
          <table:table-cell table:number-columns-repeated="3"/>
          <table:table-cell table:style-name="ce8" office:value-type="string" calcext:value-type="string">
            <text:p>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TRABO</text:p>
          </table:table-cell>
          <table:table-cell office:value-type="string" calcext:value-type="string">
            <text:p>http://catalog.perseus.org/catalog/urn:cite:perseus:author.1333</text:p>
          </table:table-cell>
          <table:table-cell office:value-type="string" calcext:value-type="string">
            <text:p>urn:cite:perseus:author.1333</text:p>
          </table:table-cell>
          <table:table-cell office:value-type="string" calcext:value-type="string">
            <text:p>tlg0099</text:p>
          </table:table-cell>
          <table:table-cell office:value-type="string" calcext:value-type="string">
            <text:p>Strabon</text:p>
          </table:table-cell>
          <table:table-cell office:value-type="string" calcext:value-type="string">
            <text:p>Strabo</text:p>
          </table:table-cell>
          <table:table-cell office:value-type="string" calcext:value-type="string">
            <text:p>64 BC - c. 24 AD</text:p>
          </table:table-cell>
          <table:table-cell/>
          <table:table-cell office:value-type="string" calcext:value-type="string">
            <text:p>GR</text:p>
          </table:table-cell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urn:cts:greekLit:tlg0099.tlg001</text:p>
          </table:table-cell>
          <table:table-cell table:style-name="ce2" office:value-type="string" calcext:value-type="string">
            <text:p><text:a xlink:href="http://data.perseus.org/catalog/urn:cts:greekLit:tlg0099.tlg001" xlink:type="simple">http://data.perseus.org/catalog/urn:cts:greekLit:tlg0099.tlg001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99.tlg001.perseus-grc1" xlink:type="simple">http://data.perseus.org/texts/urn:cts:greekLit:tlg0099.tlg001.perseus-grc1</text:a></text:p>
          </table:table-cell>
          <table:table-cell office:value-type="string" calcext:value-type="string">
            <text:p>livre/ch/section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formula="of:=IF([.O74]=&quot;oui&quot;;CONCATENATE(&quot;https://github.com/PerseusDL/canonical-&quot;;IF([.I74]=&quot;GR&quot;;&quot;greekLit&quot;;&quot;latinLit&quot;);&quot;/tree/master/data/&quot;;MID(SUBSTITUTE([.N74];&quot;.&quot;;&quot;/&quot;);50;100));&quot;&quot;)" office:value-type="string" office:string-value="https://github.com/PerseusDL/canonical-greekLit/tree/master/data/tlg0099/tlg001" calcext:value-type="string">
            <text:p>https://github.com/PerseusDL/canonical-greekLit/tree/master/data/tlg0099/tlg001</text:p>
          </table:table-cell>
          <table:table-cell/>
          <table:table-cell office:value-type="string" calcext:value-type="string">
            <text:p>Strabo. ed. A. Meineke, Geographica. Leipzig: Teubner. 1877</text:p>
          </table:table-cell>
          <table:table-cell/>
          <table:table-cell office:value-type="string" calcext:value-type="string">
            <text:p>17.1.19, 31, 38-40, 49 ; 17.2.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TRATO</text:p>
          </table:table-cell>
          <table:table-cell table:style-name="ce2" office:value-type="string" calcext:value-type="string">
            <text:p><text:a xlink:href="http://catalog.perseus.org/catalog/urn:cite:perseus:author.1335" xlink:type="simple">http://catalog.perseus.org/catalog/urn:cite:perseus:author.1335</text:a></text:p>
          </table:table-cell>
          <table:table-cell office:value-type="string" calcext:value-type="string">
            <text:p>urn:cite:perseus:author.1335</text:p>
          </table:table-cell>
          <table:table-cell office:value-type="string" calcext:value-type="string">
            <text:p>tlg1696</text:p>
          </table:table-cell>
          <table:table-cell office:value-type="string" calcext:value-type="string">
            <text:p>Straton de Lampsaque</text:p>
          </table:table-cell>
          <table:table-cell office:value-type="string" calcext:value-type="string">
            <text:p>Straton of Lampsacus</text:p>
          </table:table-cell>
          <table:table-cell office:value-type="string" calcext:value-type="string">
            <text:p>338 BC - c. 269 BC</text:p>
          </table:table-cell>
          <table:table-cell/>
          <table:table-cell office:value-type="string" calcext:value-type="string">
            <text:p>GR</text:p>
          </table:table-cell>
          <table:table-cell table:number-columns-repeated="5"/>
          <table:table-cell office:value-type="string" calcext:value-type="string">
            <text:p>œuvre a preciser</text:p>
          </table:table-cell>
          <table:table-cell table:number-columns-repeated="5"/>
          <table:table-cell table:formula="of:=IF([.O75]=&quot;oui&quot;;CONCATENATE(&quot;https://github.com/PerseusDL/canonical-&quot;;IF([.I75]=&quot;GR&quot;;&quot;greekLit&quot;;&quot;latinLit&quot;);&quot;/tree/master/data/&quot;;MID(SUBSTITUTE([.N75];&quot;.&quot;;&quot;/&quot;);50;100));&quot;&quot;)">
            <text:p/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HEOMNESTOS</text:p>
          </table:table-cell>
          <table:table-cell table:number-columns-repeated="7"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Hippiatrica</text:p>
          </table:table-cell>
          <table:table-cell table:number-columns-repeated="3"/>
          <table:table-cell office:value-type="string" calcext:value-type="string">
            <text:p>œuvre a preciser</text:p>
          </table:table-cell>
          <table:table-cell table:number-columns-repeated="5"/>
          <table:table-cell table:formula="of:=IF([.O76]=&quot;oui&quot;;CONCATENATE(&quot;https://github.com/PerseusDL/canonical-&quot;;IF([.I76]=&quot;GR&quot;;&quot;greekLit&quot;;&quot;latinLit&quot;);&quot;/tree/master/data/&quot;;MID(SUBSTITUTE([.N76];&quot;.&quot;;&quot;/&quot;);50;100));&quot;&quot;)">
            <text:p/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HEOPHRASTUS</text:p>
          </table:table-cell>
          <table:table-cell office:value-type="string" calcext:value-type="string">
            <text:p>http://catalog.perseus.org/catalog/urn:cite:perseus:author.1394</text:p>
          </table:table-cell>
          <table:table-cell office:value-type="string" calcext:value-type="string">
            <text:p>urn:cite:perseus:author.1394</text:p>
          </table:table-cell>
          <table:table-cell office:value-type="string" calcext:value-type="string">
            <text:p>tlg0093</text:p>
          </table:table-cell>
          <table:table-cell office:value-type="string" calcext:value-type="string">
            <text:p>Théophraste</text:p>
          </table:table-cell>
          <table:table-cell office:value-type="string" calcext:value-type="string">
            <text:p>Theophrastus</text:p>
          </table:table-cell>
          <table:table-cell office:value-type="string" calcext:value-type="string">
            <text:p>c. 371 BC - c. 287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Signis Tempestum</text:p>
          </table:table-cell>
          <table:table-cell office:value-type="string" calcext:value-type="string">
            <text:p>On wheather signs</text:p>
          </table:table-cell>
          <table:table-cell office:value-type="string" calcext:value-type="string">
            <text:p>urn:cts:greekLit:tlg0093.tlg010x03</text:p>
          </table:table-cell>
          <table:table-cell office:value-type="string" calcext:value-type="string">
            <text:p>http://data.perseus.org/catalog/urn:cts:greekLit:tlg0093.tlg010x03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77]=&quot;oui&quot;;CONCATENATE(&quot;https://github.com/PerseusDL/canonical-&quot;;IF([.I77]=&quot;GR&quot;;&quot;greekLit&quot;;&quot;latinLit&quot;);&quot;/tree/master/data/&quot;;MID(SUBSTITUTE([.N77];&quot;.&quot;;&quot;/&quot;);50;100));&quot;&quot;)">
            <text:p/>
          </table:table-cell>
          <table:table-cell table:number-columns-repeated="3"/>
          <table:table-cell office:value-type="string" calcext:value-type="string">
            <text:p>parti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HOMAS </text:p>
          </table:table-cell>
          <table:table-cell table:number-columns-repeated="7"/>
          <table:table-cell office:value-type="string" calcext:value-type="string">
            <text:p>LA</text:p>
          </table:table-cell>
          <table:table-cell table:number-columns-repeated="5"/>
          <table:table-cell office:value-type="string" calcext:value-type="string">
            <text:p>œuvre a preciser</text:p>
          </table:table-cell>
          <table:table-cell table:number-columns-repeated="5"/>
          <table:table-cell table:formula="of:=IF([.O78]=&quot;oui&quot;;CONCATENATE(&quot;https://github.com/PerseusDL/canonical-&quot;;IF([.I78]=&quot;GR&quot;;&quot;greekLit&quot;;&quot;latinLit&quot;);&quot;/tree/master/data/&quot;;MID(SUBSTITUTE([.N78];&quot;.&quot;;&quot;/&quot;);50;100));&quot;&quot;)">
            <text:p/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IMOTHEUS GAZAEUS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Thimothée de Gaza</text:p>
          </table:table-cell>
          <table:table-cell office:value-type="string" calcext:value-type="string">
            <text:p>Timotheus Gazaeus</text:p>
          </table:table-cell>
          <table:table-cell office:value-type="string" calcext:value-type="string">
            <text:p>V - VI AD</text:p>
          </table:table-cell>
          <table:table-cell/>
          <table:table-cell office:value-type="string" calcext:value-type="string">
            <text:p>GR</text:p>
          </table:table-cell>
          <table:table-cell table:number-columns-repeated="5"/>
          <table:table-cell office:value-type="string" calcext:value-type="string">
            <text:p>œuvre a preciser</text:p>
          </table:table-cell>
          <table:table-cell table:number-columns-repeated="5"/>
          <table:table-cell table:formula="of:=IF([.O79]=&quot;oui&quot;;CONCATENATE(&quot;https://github.com/PerseusDL/canonical-&quot;;IF([.I79]=&quot;GR&quot;;&quot;greekLit&quot;;&quot;latinLit&quot;);&quot;/tree/master/data/&quot;;MID(SUBSTITUTE([.N79];&quot;.&quot;;&quot;/&quot;);50;100));&quot;&quot;)">
            <text:p/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ARRO</text:p>
          </table:table-cell>
          <table:table-cell office:value-type="string" calcext:value-type="string">
            <text:p>http://catalog.perseus.org/catalog/urn:cite:perseus:author.1455</text:p>
          </table:table-cell>
          <table:table-cell office:value-type="string" calcext:value-type="string">
            <text:p>urn:cite:perseus:author.1455</text:p>
          </table:table-cell>
          <table:table-cell office:value-type="string" calcext:value-type="string">
            <text:p>phi0684</text:p>
          </table:table-cell>
          <table:table-cell office:value-type="string" calcext:value-type="string">
            <text:p>Varron</text:p>
          </table:table-cell>
          <table:table-cell office:value-type="string" calcext:value-type="string">
            <text:p>Varro</text:p>
          </table:table-cell>
          <table:table-cell office:value-type="string" calcext:value-type="string">
            <text:p>116 BC - 27 BC</text:p>
          </table:table-cell>
          <table:table-cell office:value-type="string" calcext:value-type="string">
            <text:p>37 BC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De re rustica</text:p>
          </table:table-cell>
          <table:table-cell office:value-type="string" calcext:value-type="string">
            <text:p>On agriculture</text:p>
          </table:table-cell>
          <table:table-cell office:value-type="string" calcext:value-type="string">
            <text:p>urn:cts:latinLit:phi0684.phi002</text:p>
          </table:table-cell>
          <table:table-cell office:value-type="string" calcext:value-type="string">
            <text:p>http://data.perseus.org/catalog/urn:cts:latinLit:phi0684.phi002</text:p>
          </table:table-cell>
          <table:table-cell office:value-type="string" calcext:value-type="string">
            <text:p>non</text:p>
          </table:table-cell>
          <table:table-cell table:number-columns-repeated="5"/>
          <table:table-cell table:formula="of:=IF([.O80]=&quot;oui&quot;;CONCATENATE(&quot;https://github.com/PerseusDL/canonical-&quot;;IF([.I80]=&quot;GR&quot;;&quot;greekLit&quot;;&quot;latinLit&quot;);&quot;/tree/master/data/&quot;;MID(SUBSTITUTE([.N80];&quot;.&quot;;&quot;/&quot;);50;100));&quot;&quot;)">
            <text:p/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INCENTIUS B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Vincent de Beauvais</text:p>
          </table:table-cell>
          <table:table-cell office:value-type="string" calcext:value-type="string">
            <text:p>Vincent of Beauvais</text:p>
          </table:table-cell>
          <table:table-cell table:number-columns-repeated="2"/>
          <table:table-cell office:value-type="string" calcext:value-type="string">
            <text:p>LA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5"/>
          <table:table-cell table:formula="of:=IF([.O81]=&quot;oui&quot;;CONCATENATE(&quot;https://github.com/PerseusDL/canonical-&quot;;IF([.I81]=&quot;GR&quot;;&quot;greekLit&quot;;&quot;latinLit&quot;);&quot;/tree/master/data/&quot;;MID(SUBSTITUTE([.N81];&quot;.&quot;;&quot;/&quot;);50;100));&quot;&quot;)">
            <text:p/>
          </table:table-cell>
          <table:table-cell table:number-columns-repeated="1003"/>
        </table:table-row>
        <table:table-row table:style-name="ro2">
          <table:table-cell office:value-type="string" calcext:value-type="string">
            <text:p>XENOPHON</text:p>
          </table:table-cell>
          <table:table-cell office:value-type="string" calcext:value-type="string">
            <text:p>http://catalog.perseus.org/catalog/urn:cite:perseus:author.1499</text:p>
          </table:table-cell>
          <table:table-cell office:value-type="string" calcext:value-type="string">
            <text:p>urn:cite:perseus:author.1499</text:p>
          </table:table-cell>
          <table:table-cell office:value-type="string" calcext:value-type="string">
            <text:p>tlg0032</text:p>
          </table:table-cell>
          <table:table-cell office:value-type="string" calcext:value-type="string">
            <text:p>Xénophon</text:p>
          </table:table-cell>
          <table:table-cell office:value-type="string" calcext:value-type="string">
            <text:p>Xenophon</text:p>
          </table:table-cell>
          <table:table-cell office:value-type="string" calcext:value-type="string">
            <text:p>c. 430 BC - 354 BC</text:p>
          </table:table-cell>
          <table:table-cell/>
          <table:table-cell office:value-type="string" calcext:value-type="string">
            <text:p>GR</text:p>
          </table:table-cell>
          <table:table-cell table:number-columns-repeated="2"/>
          <table:table-cell office:value-type="string" calcext:value-type="string">
            <text:p>The Cavalry commander</text:p>
          </table:table-cell>
          <table:table-cell office:value-type="string" calcext:value-type="string">
            <text:p>urn:cts:greekLit:tlg0032.tlg012</text:p>
          </table:table-cell>
          <table:table-cell office:value-type="string" calcext:value-type="string">
            <text:p>http://data.perseus.org/catalog/urn:cts:greekLit:tlg0032.tlg012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32.tlg012.perseus-grc1" xlink:type="simple">http://data.perseus.org/texts/urn:cts:greekLit:tlg0032.tlg012.perseus-grc1</text:a></text:p>
          </table:table-cell>
          <table:table-cell office:value-type="string" calcext:value-type="string">
            <text:p>livre/ch/section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formula="of:=IF([.O82]=&quot;oui&quot;;CONCATENATE(&quot;https://github.com/PerseusDL/canonical-&quot;;IF([.I82]=&quot;GR&quot;;&quot;greekLit&quot;;&quot;latinLit&quot;);&quot;/tree/master/data/&quot;;MID(SUBSTITUTE([.N82];&quot;.&quot;;&quot;/&quot;);50;100));&quot;&quot;)" office:value-type="string" office:string-value="https://github.com/PerseusDL/canonical-greekLit/tree/master/data/tlg0032/tlg012" calcext:value-type="string">
            <text:p>https://github.com/PerseusDL/canonical-greekLit/tree/master/data/tlg0032/tlg012</text:p>
          </table:table-cell>
          <table:table-cell/>
          <table:table-cell office:value-type="string" calcext:value-type="string">
            <text:p>Xenophon. Xenophontis opera omnia, vol. 5. Oxford, Clarendon Press. 192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XENOPHON</text:p>
          </table:table-cell>
          <table:table-cell office:value-type="string" calcext:value-type="string">
            <text:p>http://catalog.perseus.org/catalog/urn:cite:perseus:author.1499</text:p>
          </table:table-cell>
          <table:table-cell office:value-type="string" calcext:value-type="string">
            <text:p>urn:cite:perseus:author.1499</text:p>
          </table:table-cell>
          <table:table-cell office:value-type="string" calcext:value-type="string">
            <text:p>tlg0032</text:p>
          </table:table-cell>
          <table:table-cell office:value-type="string" calcext:value-type="string">
            <text:p>Xénophon</text:p>
          </table:table-cell>
          <table:table-cell office:value-type="string" calcext:value-type="string">
            <text:p>Xenophon</text:p>
          </table:table-cell>
          <table:table-cell office:value-type="string" calcext:value-type="string">
            <text:p>c. 430 BC - 354 BC</text:p>
          </table:table-cell>
          <table:table-cell/>
          <table:table-cell office:value-type="string" calcext:value-type="string">
            <text:p>GR</text:p>
          </table:table-cell>
          <table:table-cell table:number-columns-repeated="2"/>
          <table:table-cell office:value-type="string" calcext:value-type="string">
            <text:p>On the Art of Horsemanship</text:p>
          </table:table-cell>
          <table:table-cell office:value-type="string" calcext:value-type="string">
            <text:p>urn:cts:greekLit:tlg0032.tlg013</text:p>
          </table:table-cell>
          <table:table-cell office:value-type="string" calcext:value-type="string">
            <text:p>http://data.perseus.org/catalog/urn:cts:greekLit:tlg0032.tlg013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32.tlg013.perseus-grc1" xlink:type="simple">http://data.perseus.org/texts/urn:cts:greekLit:tlg0032.tlg013.perseus-grc1</text:a></text:p>
          </table:table-cell>
          <table:table-cell office:value-type="string" calcext:value-type="string">
            <text:p>livre/ch/section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formula="of:=IF([.O83]=&quot;oui&quot;;CONCATENATE(&quot;https://github.com/PerseusDL/canonical-&quot;;IF([.I83]=&quot;GR&quot;;&quot;greekLit&quot;;&quot;latinLit&quot;);&quot;/tree/master/data/&quot;;MID(SUBSTITUTE([.N83];&quot;.&quot;;&quot;/&quot;);50;100));&quot;&quot;)" office:value-type="string" office:string-value="https://github.com/PerseusDL/canonical-greekLit/tree/master/data/tlg0032/tlg013" calcext:value-type="string">
            <text:p>https://github.com/PerseusDL/canonical-greekLit/tree/master/data/tlg0032/tlg013</text:p>
          </table:table-cell>
          <table:table-cell/>
          <table:table-cell office:value-type="string" calcext:value-type="string">
            <text:p>Xenophon. Xenophontis opera omnia, vol. 5. Oxford, Clarendon Press. 192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XENOPHON</text:p>
          </table:table-cell>
          <table:table-cell office:value-type="string" calcext:value-type="string">
            <text:p>http://catalog.perseus.org/catalog/urn:cite:perseus:author.1499</text:p>
          </table:table-cell>
          <table:table-cell office:value-type="string" calcext:value-type="string">
            <text:p>urn:cite:perseus:author.1499</text:p>
          </table:table-cell>
          <table:table-cell office:value-type="string" calcext:value-type="string">
            <text:p>tlg0032</text:p>
          </table:table-cell>
          <table:table-cell office:value-type="string" calcext:value-type="string">
            <text:p>Xénophon</text:p>
          </table:table-cell>
          <table:table-cell office:value-type="string" calcext:value-type="string">
            <text:p>Xenophon</text:p>
          </table:table-cell>
          <table:table-cell office:value-type="string" calcext:value-type="string">
            <text:p>c. 430 BC - 354 BC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Κυνηγετικά</text:p>
          </table:table-cell>
          <table:table-cell/>
          <table:table-cell office:value-type="string" calcext:value-type="string">
            <text:p>On Hunting</text:p>
          </table:table-cell>
          <table:table-cell office:value-type="string" calcext:value-type="string">
            <text:p>urn:cts:greekLit:tlg0032.tlg014</text:p>
          </table:table-cell>
          <table:table-cell office:value-type="string" calcext:value-type="string">
            <text:p>http://data.perseus.org/catalog/urn:cts:greekLit:tlg0032.tlg014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32.tlg014.perseus-grc1" xlink:type="simple">http://data.perseus.org/texts/urn:cts:greekLit:tlg0032.tlg014.perseus-grc1</text:a></text:p>
          </table:table-cell>
          <table:table-cell office:value-type="string" calcext:value-type="string">
            <text:p>livre/ch/section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formula="of:=IF([.O84]=&quot;oui&quot;;CONCATENATE(&quot;https://github.com/PerseusDL/canonical-&quot;;IF([.I84]=&quot;GR&quot;;&quot;greekLit&quot;;&quot;latinLit&quot;);&quot;/tree/master/data/&quot;;MID(SUBSTITUTE([.N84];&quot;.&quot;;&quot;/&quot;);50;100));&quot;&quot;)" office:value-type="string" office:string-value="https://github.com/PerseusDL/canonical-greekLit/tree/master/data/tlg0032/tlg014" calcext:value-type="string">
            <text:p>https://github.com/PerseusDL/canonical-greekLit/tree/master/data/tlg0032/tlg014</text:p>
          </table:table-cell>
          <table:table-cell/>
          <table:table-cell office:value-type="string" calcext:value-type="string">
            <text:p>Xenophon. Xenophontis opera omnia, vol. 5. Oxford, Clarendon Press. 192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XENOPHON</text:p>
          </table:table-cell>
          <table:table-cell office:value-type="string" calcext:value-type="string">
            <text:p>http://catalog.perseus.org/catalog/urn:cite:perseus:author.1499</text:p>
          </table:table-cell>
          <table:table-cell office:value-type="string" calcext:value-type="string">
            <text:p>urn:cite:perseus:author.1499</text:p>
          </table:table-cell>
          <table:table-cell office:value-type="string" calcext:value-type="string">
            <text:p>tlg0032</text:p>
          </table:table-cell>
          <table:table-cell office:value-type="string" calcext:value-type="string">
            <text:p>Xénophon</text:p>
          </table:table-cell>
          <table:table-cell office:value-type="string" calcext:value-type="string">
            <text:p>Xenophon</text:p>
          </table:table-cell>
          <table:table-cell office:value-type="string" calcext:value-type="string">
            <text:p>c. 430 BC - 354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Economica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urn:cts:greekLit:tlg0032.tlg003</text:p>
          </table:table-cell>
          <table:table-cell office:value-type="string" calcext:value-type="string">
            <text:p>http://data.perseus.org/catalog/urn:cts:greekLit:tlg0032.tlg003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32.tlg003.perseus-grc1" xlink:type="simple">http://data.perseus.org/texts/urn:cts:greekLit:tlg0032.tlg003.perseus-grc1</text:a></text:p>
          </table:table-cell>
          <table:table-cell office:value-type="string" calcext:value-type="string">
            <text:p>livre/ch/section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formula="of:=IF([.O85]=&quot;oui&quot;;CONCATENATE(&quot;https://github.com/PerseusDL/canonical-&quot;;IF([.I85]=&quot;GR&quot;;&quot;greekLit&quot;;&quot;latinLit&quot;);&quot;/tree/master/data/&quot;;MID(SUBSTITUTE([.N85];&quot;.&quot;;&quot;/&quot;);50;100));&quot;&quot;)" office:value-type="string" office:string-value="https://github.com/PerseusDL/canonical-greekLit/tree/master/data/tlg0032/tlg003" calcext:value-type="string">
            <text:p>https://github.com/PerseusDL/canonical-greekLit/tree/master/data/tlg0032/tlg003</text:p>
          </table:table-cell>
          <table:table-cell/>
          <table:table-cell office:value-type="string" calcext:value-type="string">
            <text:p>Xenophon. Xenophontis opera omnia, vol. 2, 2nd ed. Oxford, Clarendon Press. 1921</text:p>
          </table:table-cell>
          <table:table-cell/>
          <table:table-cell office:value-type="string" calcext:value-type="string">
            <text:p>partie</text:p>
          </table:table-cell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16:52:25.5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OOM.Corpus.Liste" style:display-name="PageStyle_ZOOM.Corpus.Lis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meta:editing-cycles>13</meta:editing-cycles>
    <meta:editing-duration>PT4H27M59S</meta:editing-duration>
    <meta:generator>LibreOffice/5.2.0.4$Windows_x86 LibreOffice_project/066b007f5ebcc236395c7d282ba488bca6720265</meta:generator>
    <dc:date>2016-10-13T17:15:35.636000000</dc:date>
    <meta:document-statistic meta:table-count="1" meta:cell-count="12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